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call change quarter peal on 7 bells</text:h>
      <text:h text:style-name="Heading_20_2" text:outline-level="2">1262 changes in five parts. Composed by James Kerslake</text:h>
      <text:h text:style-name="Heading_20_3" text:outline-level="3">Containing the orders Kings, Queens, Tittums, Whittingtons, Tittums, Hagdyke, Princes, Princesses, Priory, Bow Bells and Barringtons </text:h>
      <text:section text:style-name="Sect1" text:name="Section1">
        <text:p text:style-name="Standard">6 to 7<text:tab/>12345768 (Part one)</text:p>
        <text:p text:style-name="Standard">1 to 2<text:tab/>21345768</text:p>
        <text:p text:style-name="Standard">1 to 3<text:tab/>23145768</text:p>
        <text:p text:style-name="Standard">1 to 4<text:tab/>23415768</text:p>
        <text:p text:style-name="Standard">1 to 5<text:tab/>23451768</text:p>
        <text:p text:style-name="Standard">1 to 7<text:tab/>23457168</text:p>
        <text:p text:style-name="Standard">1 to 6<text:tab/>23457618</text:p>
        <text:p text:style-name="Standard">2 to 3<text:tab/>32457618</text:p>
        <text:p text:style-name="Standard">6 to 1<text:tab/>32457168</text:p>
        <text:p text:style-name="Standard">7 to 1<text:tab/>32451768</text:p>
        <text:p text:style-name="Standard">5 to 1<text:tab/>32415768</text:p>
        <text:p text:style-name="Standard">4 to 1<text:tab/>32145768</text:p>
        <text:p text:style-name="Standard">2 to 1<text:tab/>31245768</text:p>
        <text:p text:style-name="Standard">3 to 1<text:tab/>13245768 Bow Bells</text:p>
        <text:p text:style-name="Standard">2 to 4<text:tab/>13425768</text:p>
        <text:p text:style-name="Standard">1 to 3<text:tab/>31425768</text:p>
        <text:p text:style-name="Standard">1 to 4<text:tab/>34125768</text:p>
        <text:p text:style-name="Standard">1 to 2<text:tab/>34215768</text:p>
        <text:p text:style-name="Standard">1 to 5<text:tab/>34251768</text:p>
        <text:p text:style-name="Standard">1 to 7<text:tab/>34257168</text:p>
        <text:p text:style-name="Standard">1 to 6<text:tab/>34257618</text:p>
        <text:p text:style-name="Standard">2 to 5<text:tab/>34527618</text:p>
        <text:p text:style-name="Standard">6 to 1<text:tab/>34527168</text:p>
        <text:p text:style-name="Standard">7 to 1<text:tab/>34521768</text:p>
        <text:p text:style-name="Standard">2 to 1<text:tab/>34512768</text:p>
        <text:p text:style-name="Standard">5 to 1<text:tab/>34152768</text:p>
        <text:p text:style-name="Standard">4 to 1<text:tab/>31452768</text:p>
        <text:p text:style-name="Standard">3 to 1<text:tab/>13452768</text:p>
        <text:p text:style-name="Standard">2 to 7<text:tab/>13457268</text:p>
        <text:p text:style-name="Standard">1 to 3<text:tab/>31457268</text:p>
        <text:p text:style-name="Standard">1 to 4<text:tab/>34157268</text:p>
        <text:p text:style-name="Standard">1 to 5<text:tab/>34517268</text:p>
        <text:p text:style-name="Standard">1 to 7<text:tab/>34571268</text:p>
        <text:p text:style-name="Standard">1 to 2<text:tab/>34572168</text:p>
        <text:p text:style-name="Standard">1 to 6<text:tab/>34572618</text:p>
        <text:p text:style-name="Standard">2 to 6<text:tab/>34576218</text:p>
        <text:p text:style-name="Standard">2 to 1<text:tab/>34576128</text:p>
        <text:p text:style-name="Standard">6 to 1<text:tab/>34571628</text:p>
        <text:p text:style-name="Standard">7 to 1<text:tab/>34517628</text:p>
        <text:p text:style-name="Standard">5 to 1<text:tab/>34157628</text:p>
        <text:p text:style-name="Standard">4 to 1<text:tab/>31457628</text:p>
        <text:p text:style-name="Standard">3 to 1<text:tab/>13457628</text:p>
        <text:p text:style-name="Standard">3 to 4<text:tab/>14357628</text:p>
        <text:p text:style-name="Standard">1 to 4<text:tab/>41357628</text:p>
        <text:p text:style-name="Standard">1 to 3<text:tab/>43157628</text:p>
        <text:p text:style-name="Standard">1 to 5<text:tab/>43517628</text:p>
        <text:p text:style-name="Standard">1 to 7<text:tab/>43571628</text:p>
        <text:p text:style-name="Standard">1 to 6<text:tab/>43576128</text:p>
        <text:p text:style-name="Standard">1 to 2<text:tab/>43576218</text:p>
        <text:p text:style-name="Standard">6 to 2<text:tab/>43572618</text:p>
        <text:p text:style-name="Standard">6 to 1<text:tab/>43572168</text:p>
        <text:p text:style-name="Standard">2 to 1<text:tab/>43571268</text:p>
        <text:p text:style-name="Standard">7 to 1<text:tab/>43517268</text:p>
        <text:p text:style-name="Standard">5 to 1<text:tab/>43157268</text:p>
        <text:p text:style-name="Standard">3 to 1<text:tab/>41357268</text:p>
        <text:p text:style-name="Standard">4 to 1<text:tab/>14357268</text:p>
        <text:p text:style-name="Standard">7 to 2<text:tab/>14352768</text:p>
        <text:p text:style-name="Standard">1 to 4<text:tab/>41352768</text:p>
        <text:p text:style-name="Standard">1 to 3<text:tab/>43152768</text:p>
        <text:p text:style-name="Standard">1 to 5<text:tab/>43512768</text:p>
        <text:p text:style-name="Standard">1 to 2<text:tab/>43521768</text:p>
        <text:p text:style-name="Standard">1 to 7<text:tab/>43527168</text:p>
        <text:p text:style-name="Standard">1 to 6<text:tab/>43527618</text:p>
        <text:p text:style-name="Standard">5 to 2<text:tab/>43257618</text:p>
        <text:p text:style-name="Standard">6 to 1<text:tab/>43257168</text:p>
        <text:p text:style-name="Standard">7 to 1<text:tab/>43251768</text:p>
        <text:p text:style-name="Standard">5 to 1<text:tab/>43215768</text:p>
        <text:p text:style-name="Standard">2 to 1<text:tab/>43125768</text:p>
        <text:p text:style-name="Standard">3 to 1<text:tab/>41325768</text:p>
        <text:p text:style-name="Standard">4 to 1<text:tab/>14325768</text:p>
        <text:p text:style-name="Standard">3 to 2<text:tab/>14235768</text:p>
        <text:p text:style-name="Standard">1 to 4<text:tab/>41235768</text:p>
        <text:p text:style-name="Standard">1 to 2<text:tab/>42135768</text:p>
        <text:p text:style-name="Standard">1 to 3<text:tab/>42315768</text:p>
        <text:p text:style-name="Standard">1 to 5<text:tab/>42351768</text:p>
        <text:p text:style-name="Standard">1 to 7<text:tab/>42357168</text:p>
        <text:p text:style-name="Standard">1 to 6<text:tab/>42357618</text:p>
        <text:p text:style-name="Standard">4 to 2<text:tab/>24357618</text:p>
        <text:p text:style-name="Standard">6 to 1<text:tab/>24357168</text:p>
        <text:p text:style-name="Standard">7 to 1<text:tab/>24351768</text:p>
        <text:p text:style-name="Standard">5 to 1<text:tab/>24315768</text:p>
        <text:p text:style-name="Standard">3 to 1<text:tab/>24135768</text:p>
        <text:p text:style-name="Standard">4 to 1<text:tab/>21435768</text:p>
        <text:p text:style-name="Standard">2 to 1<text:tab/>12435768</text:p>
        <text:p text:style-name="Standard">3 to 5<text:tab/>12453768</text:p>
        <text:p text:style-name="Standard">1 to 2<text:tab/>21453768</text:p>
        <text:p text:style-name="Standard">1 to 4<text:tab/>24153768</text:p>
        <text:p text:style-name="Standard">1 to 5<text:tab/>24513768</text:p>
        <text:p text:style-name="Standard">1 to 3<text:tab/>24531768</text:p>
        <text:p text:style-name="Standard">1 to 7<text:tab/>24537168</text:p>
        <text:p text:style-name="Standard">1 to 6<text:tab/>24537618</text:p>
        <text:p text:style-name="Standard">2 to 4<text:tab/>42537618</text:p>
        <text:p text:style-name="Standard">6 to 1<text:tab/>42537168</text:p>
        <text:p text:style-name="Standard">7 to 1<text:tab/>42531768</text:p>
        <text:p text:style-name="Standard">3 to 1<text:tab/>42513768</text:p>
        <text:p text:style-name="Standard">5 to 1<text:tab/>42153768</text:p>
        <text:p text:style-name="Standard">2 to 1<text:tab/>41253768</text:p>
        <text:p text:style-name="Standard">4 to 1<text:tab/>14253768</text:p>
        <text:p text:style-name="Standard">2 to 5<text:tab/>14523768</text:p>
        <text:p text:style-name="Standard">1 to 4<text:tab/>41523768</text:p>
        <text:p text:style-name="Standard">1 to 5<text:tab/>45123768</text:p>
        <text:p text:style-name="Standard">1 to 2<text:tab/>45213768</text:p>
        <text:p text:style-name="Standard">1 to 3<text:tab/>45231768</text:p>
        <text:p text:style-name="Standard">1 to 7<text:tab/>45237168</text:p>
        <text:p text:style-name="Standard">1 to 6<text:tab/>45237618</text:p>
        <text:p text:style-name="Standard">2 to 3<text:tab/>45327618</text:p>
        <text:p text:style-name="Standard">6 to 1<text:tab/>45327168</text:p>
        <text:p text:style-name="Standard">7 to 1<text:tab/>45321768</text:p>
        <text:p text:style-name="Standard">2 to 1<text:tab/>45312768</text:p>
        <text:p text:style-name="Standard">3 to 1<text:tab/>45132768</text:p>
        <text:p text:style-name="Standard">5 to 1<text:tab/>41532768</text:p>
        <text:p text:style-name="Standard">4 to 1<text:tab/>14532768</text:p>
        <text:p text:style-name="Standard">2 to 7<text:tab/>14537268</text:p>
        <text:p text:style-name="Standard">1 to 4<text:tab/>41537268</text:p>
        <text:p text:style-name="Standard">1 to 5<text:tab/>45137268</text:p>
        <text:p text:style-name="Standard">1 to 3<text:tab/>45317268</text:p>
        <text:p text:style-name="Standard">1 to 7<text:tab/>45371268</text:p>
        <text:p text:style-name="Standard">1 to 2<text:tab/>45372168</text:p>
        <text:p text:style-name="Standard">1 to 6<text:tab/>45372618</text:p>
        <text:p text:style-name="Standard">2 to 6<text:tab/>45376218</text:p>
        <text:p text:style-name="Standard">2 to 1<text:tab/>45376128</text:p>
        <text:p text:style-name="Standard">6 to 1<text:tab/>45371628</text:p>
        <text:p text:style-name="Standard">7 to 1<text:tab/>45317628</text:p>
        <text:p text:style-name="Standard">3 to 1<text:tab/>45137628</text:p>
        <text:p text:style-name="Standard">5 to 1<text:tab/>41537628</text:p>
        <text:p text:style-name="Standard">4 to 1<text:tab/>14537628</text:p>
        <text:p text:style-name="Standard">4 to 5<text:tab/>15437628</text:p>
        <text:p text:style-name="Standard">1 to 5<text:tab/>51437628</text:p>
        <text:p text:style-name="Standard">1 to 4<text:tab/>54137628</text:p>
        <text:p text:style-name="Standard">1 to 3<text:tab/>54317628</text:p>
        <text:p text:style-name="Standard">1 to 7<text:tab/>54371628</text:p>
        <text:p text:style-name="Standard">1 to 6<text:tab/>54376128</text:p>
        <text:p text:style-name="Standard">1 to 2<text:tab/>54376218</text:p>
        <text:p text:style-name="Standard">6 to 2<text:tab/>54372618</text:p>
        <text:p text:style-name="Standard">6 to 1<text:tab/>54372168</text:p>
        <text:p text:style-name="Standard">2 to 1<text:tab/>54371268</text:p>
        <text:p text:style-name="Standard">7 to 1<text:tab/>54317268</text:p>
        <text:p text:style-name="Standard">3 to 1<text:tab/>54137268</text:p>
        <text:p text:style-name="Standard">4 to 1<text:tab/>51437268</text:p>
        <text:p text:style-name="Standard">5 to 1<text:tab/>15437268</text:p>
        <text:p text:style-name="Standard">7 to 2<text:tab/>15432768</text:p>
        <text:p text:style-name="Standard">1 to 5<text:tab/>51432768</text:p>
        <text:p text:style-name="Standard">1 to 4<text:tab/>54132768</text:p>
        <text:p text:style-name="Standard">1 to 3<text:tab/>54312768</text:p>
        <text:p text:style-name="Standard">1 to 2<text:tab/>54321768</text:p>
        <text:p text:style-name="Standard">1 to 7<text:tab/>54327168</text:p>
        <text:p text:style-name="Standard">1 to 6<text:tab/>54327618</text:p>
        <text:p text:style-name="Standard">3 to 2<text:tab/>54237618</text:p>
        <text:p text:style-name="Standard">6 to 1<text:tab/>54237168</text:p>
        <text:p text:style-name="Standard">7 to 1<text:tab/>54231768</text:p>
        <text:p text:style-name="Standard">3 to 1<text:tab/>54213768</text:p>
        <text:p text:style-name="Standard">2 to 1<text:tab/>54123768</text:p>
        <text:p text:style-name="Standard">4 to 1<text:tab/>51423768</text:p>
        <text:p text:style-name="Standard">5 to 1<text:tab/>15423768</text:p>
        <text:p text:style-name="Standard">4 to 2<text:tab/>15243768</text:p>
        <text:p text:style-name="Standard">1 to 5<text:tab/>51243768</text:p>
        <text:p text:style-name="Standard">1 to 2<text:tab/>52143768</text:p>
        <text:p text:style-name="Standard">1 to 4<text:tab/>52413768</text:p>
        <text:p text:style-name="Standard">1 to 3<text:tab/>52431768</text:p>
        <text:p text:style-name="Standard">1 to 7<text:tab/>52437168</text:p>
        <text:p text:style-name="Standard">1 to 6<text:tab/>52437618</text:p>
        <text:p text:style-name="Standard">5 to 2<text:tab/>25437618</text:p>
        <text:p text:style-name="Standard">6 to 1<text:tab/>25437168</text:p>
        <text:p text:style-name="Standard">7 to 1<text:tab/>25431768</text:p>
        <text:p text:style-name="Standard">3 to 1<text:tab/>25413768</text:p>
        <text:p text:style-name="Standard">4 to 1<text:tab/>25143768</text:p>
        <text:p text:style-name="Standard">5 to 1<text:tab/>21543768</text:p>
        <text:p text:style-name="Standard">2 to 1<text:tab/>12543768</text:p>
        <text:p text:style-name="Standard">4 to 3<text:tab/>12534768</text:p>
        <text:p text:style-name="Standard">1 to 2<text:tab/>21534768</text:p>
        <text:p text:style-name="Standard">1 to 5<text:tab/>25134768</text:p>
        <text:p text:style-name="Standard">1 to 3<text:tab/>25314768</text:p>
        <text:p text:style-name="Standard">1 to 4<text:tab/>25341768</text:p>
        <text:p text:style-name="Standard">1 to 7<text:tab/>25347168</text:p>
        <text:p text:style-name="Standard">1 to 6<text:tab/>25347618</text:p>
        <text:p text:style-name="Standard">2 to 5<text:tab/>52347618</text:p>
        <text:p text:style-name="Standard">6 to 1<text:tab/>52347168</text:p>
        <text:p text:style-name="Standard">7 to 1<text:tab/>52341768</text:p>
        <text:p text:style-name="Standard">4 to 1<text:tab/>52314768</text:p>
        <text:p text:style-name="Standard">3 to 1<text:tab/>52134768</text:p>
        <text:p text:style-name="Standard">2 to 1<text:tab/>51234768</text:p>
        <text:p text:style-name="Standard">5 to 1<text:tab/>15234768</text:p>
        <text:p text:style-name="Standard">2 to 3<text:tab/>15324768</text:p>
        <text:p text:style-name="Standard">1 to 5<text:tab/>51324768</text:p>
        <text:p text:style-name="Standard">1 to 3<text:tab/>53124768</text:p>
        <text:p text:style-name="Standard">1 to 2<text:tab/>53214768</text:p>
        <text:p text:style-name="Standard">1 to 4<text:tab/>53241768</text:p>
        <text:p text:style-name="Standard">1 to 7<text:tab/>53247168</text:p>
        <text:p text:style-name="Standard">1 to 6<text:tab/>53247618</text:p>
        <text:p text:style-name="Standard">2 to 4<text:tab/>53427618</text:p>
        <text:p text:style-name="Standard">6 to 1<text:tab/>53427168</text:p>
        <text:p text:style-name="Standard">7 to 1<text:tab/>53421768</text:p>
        <text:p text:style-name="Standard">2 to 1<text:tab/>53412768</text:p>
        <text:p text:style-name="Standard">4 to 1<text:tab/>53142768</text:p>
        <text:p text:style-name="Standard">3 to 1<text:tab/>51342768</text:p>
        <text:p text:style-name="Standard">5 to 1<text:tab/>15342768</text:p>
        <text:p text:style-name="Standard">2 to 7<text:tab/>15347268</text:p>
        <text:p text:style-name="Standard">1 to 5<text:tab/>51347268</text:p>
        <text:p text:style-name="Standard">1 to 3<text:tab/>53147268</text:p>
        <text:p text:style-name="Standard">1 to 4<text:tab/>53417268</text:p>
        <text:p text:style-name="Standard">1 to 7<text:tab/>53471268</text:p>
        <text:p text:style-name="Standard">1 to 2<text:tab/>53472168</text:p>
        <text:p text:style-name="Standard">1 to 6<text:tab/>53472618</text:p>
        <text:p text:style-name="Standard">2 to 6<text:tab/>53476218</text:p>
        <text:p text:style-name="Standard">2 to 1<text:tab/>53476128</text:p>
        <text:p text:style-name="Standard">6 to 1<text:tab/>53471628</text:p>
        <text:p text:style-name="Standard">7 to 1<text:tab/>53417628</text:p>
        <text:p text:style-name="Standard">4 to 1<text:tab/>53147628</text:p>
        <text:p text:style-name="Standard">3 to 1<text:tab/>51347628</text:p>
        <text:p text:style-name="Standard">5 to 1<text:tab/>15347628</text:p>
        <text:p text:style-name="Standard">5 to 3<text:tab/>13547628</text:p>
        <text:p text:style-name="Standard">1 to 3<text:tab/>31547628</text:p>
        <text:p text:style-name="Standard">1 to 5<text:tab/>35147628</text:p>
        <text:p text:style-name="Standard">1 to 4<text:tab/>35417628</text:p>
        <text:p text:style-name="Standard">1 to 7<text:tab/>35471628</text:p>
        <text:p text:style-name="Standard">1 to 6<text:tab/>35476128</text:p>
        <text:p text:style-name="Standard">1 to 2<text:tab/>35476218</text:p>
        <text:p text:style-name="Standard">6 to 2<text:tab/>35472618</text:p>
        <text:p text:style-name="Standard">6 to 1<text:tab/>35472168</text:p>
        <text:p text:style-name="Standard">2 to 1<text:tab/>35471268</text:p>
        <text:p text:style-name="Standard">7 to 1<text:tab/>35417268</text:p>
        <text:p text:style-name="Standard">4 to 1<text:tab/>35147268</text:p>
        <text:p text:style-name="Standard">5 to 1<text:tab/>31547268</text:p>
        <text:p text:style-name="Standard">3 to 1<text:tab/>13547268</text:p>
        <text:p text:style-name="Standard">7 to 2<text:tab/>13542768</text:p>
        <text:p text:style-name="Standard">1 to 3<text:tab/>31542768</text:p>
        <text:p text:style-name="Standard">1 to 5<text:tab/>35142768</text:p>
        <text:p text:style-name="Standard">1 to 4<text:tab/>35412768</text:p>
        <text:p text:style-name="Standard">1 to 2<text:tab/>35421768</text:p>
        <text:p text:style-name="Standard">1 to 7<text:tab/>35427168</text:p>
        <text:p text:style-name="Standard">1 to 6<text:tab/>35427618</text:p>
        <text:p text:style-name="Standard">4 to 2<text:tab/>35247618</text:p>
        <text:p text:style-name="Standard">6 to 1<text:tab/>35247168</text:p>
        <text:p text:style-name="Standard">7 to 1<text:tab/>35241768</text:p>
        <text:p text:style-name="Standard">4 to 1<text:tab/>35214768</text:p>
        <text:p text:style-name="Standard">2 to 1<text:tab/>35124768</text:p>
        <text:p text:style-name="Standard">5 to 1<text:tab/>31524768</text:p>
        <text:p text:style-name="Standard">3 to 1<text:tab/>13524768</text:p>
        <text:p text:style-name="Standard">5 to 2<text:tab/>13254768 Priory</text:p>
        <text:p text:style-name="Standard">1 to 3<text:tab/>31254768</text:p>
        <text:p text:style-name="Standard">1 to 2<text:tab/>32154768</text:p>
        <text:p text:style-name="Standard">1 to 5<text:tab/>32514768</text:p>
        <text:p text:style-name="Standard">1 to 4<text:tab/>32541768</text:p>
        <text:p text:style-name="Standard">1 to 7<text:tab/>32547168</text:p>
        <text:p text:style-name="Standard">1 to 6<text:tab/>32547618</text:p>
        <text:p text:style-name="Standard">3 to 2<text:tab/>23547618</text:p>
        <text:p text:style-name="Standard">6 to 1<text:tab/>23547168</text:p>
        <text:p text:style-name="Standard">7 to 1<text:tab/>23541768</text:p>
        <text:p text:style-name="Standard">4 to 1<text:tab/>23514768</text:p>
        <text:p text:style-name="Standard">5 to 1<text:tab/>23154768</text:p>
        <text:p text:style-name="Standard">3 to 1<text:tab/>21354768</text:p>
        <text:p text:style-name="Standard">2 to 1<text:tab/>12354768</text:p>
        <text:p text:style-name="Standard">4 to 7<text:tab/>12357468 (Part two)</text:p>
        <text:p text:style-name="Standard">1 to 2<text:tab/>21357468</text:p>
        <text:p text:style-name="Standard">1 to 3<text:tab/>23157468</text:p>
        <text:p text:style-name="Standard">1 to 5<text:tab/>23517468</text:p>
        <text:p text:style-name="Standard">1 to 7<text:tab/>23571468</text:p>
        <text:p text:style-name="Standard">1 to 4<text:tab/>23574168</text:p>
        <text:p text:style-name="Standard">1 to 6<text:tab/>23574618</text:p>
        <text:p text:style-name="Standard">2 to 3<text:tab/>32574618</text:p>
        <text:p text:style-name="Standard">6 to 1<text:tab/>32574168</text:p>
        <text:p text:style-name="Standard">4 to 1<text:tab/>32571468</text:p>
        <text:p text:style-name="Standard">7 to 1<text:tab/>32517468</text:p>
        <text:p text:style-name="Standard">5 to 1<text:tab/>32157468</text:p>
        <text:p text:style-name="Standard">2 to 1<text:tab/>31257468</text:p>
        <text:p text:style-name="Standard">3 to 1<text:tab/>13257468</text:p>
        <text:p text:style-name="Standard">2 to 5<text:tab/>13527468 Princesses</text:p>
        <text:p text:style-name="Standard">1 to 3<text:tab/>31527468</text:p>
        <text:p text:style-name="Standard">1 to 5<text:tab/>35127468</text:p>
        <text:p text:style-name="Standard">1 to 2<text:tab/>35217468</text:p>
        <text:p text:style-name="Standard">1 to 7<text:tab/>35271468 Barringtons</text:p>
        <text:p text:style-name="Standard">1 to 4<text:tab/>35274168</text:p>
        <text:p text:style-name="Standard">1 to 6<text:tab/>35274618</text:p>
        <text:p text:style-name="Standard">2 to 7<text:tab/>35724618</text:p>
        <text:p text:style-name="Standard">6 to 1<text:tab/>35724168</text:p>
        <text:p text:style-name="Standard">4 to 1<text:tab/>35721468</text:p>
        <text:p text:style-name="Standard">2 to 1<text:tab/>35712468</text:p>
        <text:p text:style-name="Standard">7 to 1<text:tab/>35172468</text:p>
        <text:p text:style-name="Standard">5 to 1<text:tab/>31572468</text:p>
        <text:p text:style-name="Standard">3 to 1<text:tab/>13572468 Queens</text:p>
        <text:p text:style-name="Standard">2 to 4<text:tab/>13574268</text:p>
        <text:p text:style-name="Standard">1 to 3<text:tab/>31574268</text:p>
        <text:p text:style-name="Standard">1 to 5<text:tab/>35174268</text:p>
        <text:p text:style-name="Standard">1 to 7<text:tab/>35714268</text:p>
        <text:p text:style-name="Standard">1 to 4<text:tab/>35741268</text:p>
        <text:p text:style-name="Standard">1 to 2<text:tab/>35742168</text:p>
        <text:p text:style-name="Standard">1 to 6<text:tab/>35742618</text:p>
        <text:p text:style-name="Standard">2 to 6<text:tab/>35746218</text:p>
        <text:p text:style-name="Standard">2 to 1<text:tab/>35746128</text:p>
        <text:p text:style-name="Standard">6 to 1<text:tab/>35741628</text:p>
        <text:p text:style-name="Standard">4 to 1<text:tab/>35714628</text:p>
        <text:p text:style-name="Standard">7 to 1<text:tab/>35174628</text:p>
        <text:p text:style-name="Standard">5 to 1<text:tab/>31574628</text:p>
        <text:p text:style-name="Standard">3 to 1<text:tab/>13574628</text:p>
        <text:p text:style-name="Standard">3 to 5<text:tab/>15374628</text:p>
        <text:p text:style-name="Standard">1 to 5<text:tab/>51374628</text:p>
        <text:p text:style-name="Standard">1 to 3<text:tab/>53174628</text:p>
        <text:p text:style-name="Standard">1 to 7<text:tab/>53714628</text:p>
        <text:p text:style-name="Standard">1 to 4<text:tab/>53741628</text:p>
        <text:p text:style-name="Standard">1 to 6<text:tab/>53746128</text:p>
        <text:p text:style-name="Standard">1 to 2<text:tab/>53746218</text:p>
        <text:p text:style-name="Standard">6 to 2<text:tab/>53742618</text:p>
        <text:p text:style-name="Standard">6 to 1<text:tab/>53742168</text:p>
        <text:p text:style-name="Standard">2 to 1<text:tab/>53741268</text:p>
        <text:p text:style-name="Standard">4 to 1<text:tab/>53714268</text:p>
        <text:p text:style-name="Standard">7 to 1<text:tab/>53174268</text:p>
        <text:p text:style-name="Standard">3 to 1<text:tab/>51374268</text:p>
        <text:p text:style-name="Standard">5 to 1<text:tab/>15374268</text:p>
        <text:p text:style-name="Standard">4 to 2<text:tab/>15372468</text:p>
        <text:p text:style-name="Standard">1 to 5<text:tab/>51372468</text:p>
        <text:p text:style-name="Standard">1 to 3<text:tab/>53172468</text:p>
        <text:p text:style-name="Standard">1 to 7<text:tab/>53712468</text:p>
        <text:p text:style-name="Standard">1 to 2<text:tab/>53721468</text:p>
        <text:p text:style-name="Standard">1 to 4<text:tab/>53724168</text:p>
        <text:p text:style-name="Standard">1 to 6<text:tab/>53724618</text:p>
        <text:p text:style-name="Standard">7 to 2<text:tab/>53274618</text:p>
        <text:p text:style-name="Standard">6 to 1<text:tab/>53274168</text:p>
        <text:p text:style-name="Standard">4 to 1<text:tab/>53271468</text:p>
        <text:p text:style-name="Standard">7 to 1<text:tab/>53217468</text:p>
        <text:p text:style-name="Standard">2 to 1<text:tab/>53127468</text:p>
        <text:p text:style-name="Standard">3 to 1<text:tab/>51327468</text:p>
        <text:p text:style-name="Standard">5 to 1<text:tab/>15327468</text:p>
        <text:p text:style-name="Standard">3 to 2<text:tab/>15237468</text:p>
        <text:p text:style-name="Standard">1 to 5<text:tab/>51237468</text:p>
        <text:p text:style-name="Standard">1 to 2<text:tab/>52137468</text:p>
        <text:p text:style-name="Standard">1 to 3<text:tab/>52317468</text:p>
        <text:p text:style-name="Standard">1 to 7<text:tab/>52371468</text:p>
        <text:p text:style-name="Standard">1 to 4<text:tab/>52374168</text:p>
        <text:p text:style-name="Standard">1 to 6<text:tab/>52374618</text:p>
        <text:p text:style-name="Standard">5 to 2<text:tab/>25374618</text:p>
        <text:p text:style-name="Standard">6 to 1<text:tab/>25374168</text:p>
        <text:p text:style-name="Standard">4 to 1<text:tab/>25371468</text:p>
        <text:p text:style-name="Standard">7 to 1<text:tab/>25317468</text:p>
        <text:p text:style-name="Standard">3 to 1<text:tab/>25137468</text:p>
        <text:p text:style-name="Standard">5 to 1<text:tab/>21537468</text:p>
        <text:p text:style-name="Standard">2 to 1<text:tab/>12537468</text:p>
        <text:p text:style-name="Standard">3 to 7<text:tab/>12573468</text:p>
        <text:p text:style-name="Standard">1 to 2<text:tab/>21573468</text:p>
        <text:p text:style-name="Standard">1 to 5<text:tab/>25173468</text:p>
        <text:p text:style-name="Standard">1 to 7<text:tab/>25713468</text:p>
        <text:p text:style-name="Standard">1 to 3<text:tab/>25731468</text:p>
        <text:p text:style-name="Standard">1 to 4<text:tab/>25734168</text:p>
        <text:p text:style-name="Standard">1 to 6<text:tab/>25734618</text:p>
        <text:p text:style-name="Standard">2 to 5<text:tab/>52734618</text:p>
        <text:p text:style-name="Standard">6 to 1<text:tab/>52734168</text:p>
        <text:p text:style-name="Standard">4 to 1<text:tab/>52731468</text:p>
        <text:p text:style-name="Standard">3 to 1<text:tab/>52713468</text:p>
        <text:p text:style-name="Standard">7 to 1<text:tab/>52173468</text:p>
        <text:p text:style-name="Standard">2 to 1<text:tab/>51273468</text:p>
        <text:p text:style-name="Standard">5 to 1<text:tab/>15273468</text:p>
        <text:p text:style-name="Standard">2 to 7<text:tab/>15723468</text:p>
        <text:p text:style-name="Standard">1 to 5<text:tab/>51723468</text:p>
        <text:p text:style-name="Standard">1 to 7<text:tab/>57123468</text:p>
        <text:p text:style-name="Standard">1 to 2<text:tab/>57213468</text:p>
        <text:p text:style-name="Standard">1 to 3<text:tab/>57231468</text:p>
        <text:p text:style-name="Standard">1 to 4<text:tab/>57234168</text:p>
        <text:p text:style-name="Standard">1 to 6<text:tab/>57234618</text:p>
        <text:p text:style-name="Standard">2 to 3<text:tab/>57324618</text:p>
        <text:p text:style-name="Standard">6 to 1<text:tab/>57324168</text:p>
        <text:p text:style-name="Standard">4 to 1<text:tab/>57321468</text:p>
        <text:p text:style-name="Standard">2 to 1<text:tab/>57312468</text:p>
        <text:p text:style-name="Standard">3 to 1<text:tab/>57132468</text:p>
        <text:p text:style-name="Standard">7 to 1<text:tab/>51732468</text:p>
        <text:p text:style-name="Standard">5 to 1<text:tab/>15732468</text:p>
        <text:p text:style-name="Standard">2 to 4<text:tab/>15734268</text:p>
        <text:p text:style-name="Standard">1 to 5<text:tab/>51734268</text:p>
        <text:p text:style-name="Standard">1 to 7<text:tab/>57134268</text:p>
        <text:p text:style-name="Standard">1 to 3<text:tab/>57314268</text:p>
        <text:p text:style-name="Standard">1 to 4<text:tab/>57341268</text:p>
        <text:p text:style-name="Standard">1 to 2<text:tab/>57342168</text:p>
        <text:p text:style-name="Standard">1 to 6<text:tab/>57342618</text:p>
        <text:p text:style-name="Standard">2 to 6<text:tab/>57346218</text:p>
        <text:p text:style-name="Standard">2 to 1<text:tab/>57346128</text:p>
        <text:p text:style-name="Standard">6 to 1<text:tab/>57341628</text:p>
        <text:p text:style-name="Standard">4 to 1<text:tab/>57314628</text:p>
        <text:p text:style-name="Standard">3 to 1<text:tab/>57134628</text:p>
        <text:p text:style-name="Standard">7 to 1<text:tab/>51734628</text:p>
        <text:p text:style-name="Standard">5 to 1<text:tab/>15734628</text:p>
        <text:p text:style-name="Standard">5 to 7<text:tab/>17534628</text:p>
        <text:p text:style-name="Standard">1 to 7<text:tab/>71534628</text:p>
        <text:p text:style-name="Standard">1 to 5<text:tab/>75134628</text:p>
        <text:p text:style-name="Standard">1 to 3<text:tab/>75314628</text:p>
        <text:p text:style-name="Standard">1 to 4<text:tab/>75341628</text:p>
        <text:p text:style-name="Standard">1 to 6<text:tab/>75346128</text:p>
        <text:p text:style-name="Standard">1 to 2<text:tab/>75346218</text:p>
        <text:p text:style-name="Standard">6 to 2<text:tab/>75342618</text:p>
        <text:p text:style-name="Standard">6 to 1<text:tab/>75342168</text:p>
        <text:p text:style-name="Standard">2 to 1<text:tab/>75341268</text:p>
        <text:p text:style-name="Standard">4 to 1<text:tab/>75314268</text:p>
        <text:p text:style-name="Standard">3 to 1<text:tab/>75134268</text:p>
        <text:p text:style-name="Standard">5 to 1<text:tab/>71534268</text:p>
        <text:p text:style-name="Standard">7 to 1<text:tab/>17534268</text:p>
        <text:p text:style-name="Standard">4 to 2<text:tab/>17532468</text:p>
        <text:p text:style-name="Standard">1 to 7<text:tab/>71532468</text:p>
        <text:p text:style-name="Standard">1 to 5<text:tab/>75132468</text:p>
        <text:p text:style-name="Standard">1 to 3<text:tab/>75312468 Kings</text:p>
        <text:p text:style-name="Standard">1 to 2<text:tab/>75321468 Princes</text:p>
        <text:p text:style-name="Standard">1 to 4<text:tab/>75324168</text:p>
        <text:p text:style-name="Standard">1 to 6<text:tab/>75324618</text:p>
        <text:p text:style-name="Standard">3 to 2<text:tab/>75234618</text:p>
        <text:p text:style-name="Standard">6 to 1<text:tab/>75234168</text:p>
        <text:p text:style-name="Standard">4 to 1<text:tab/>75231468</text:p>
        <text:p text:style-name="Standard">3 to 1<text:tab/>75213468</text:p>
        <text:p text:style-name="Standard">2 to 1<text:tab/>75123468</text:p>
        <text:p text:style-name="Standard">5 to 1<text:tab/>71523468</text:p>
        <text:p text:style-name="Standard">7 to 1<text:tab/>17523468</text:p>
        <text:p text:style-name="Standard">5 to 2<text:tab/>17253468</text:p>
        <text:p text:style-name="Standard">1 to 7<text:tab/>71253468</text:p>
        <text:p text:style-name="Standard">1 to 2<text:tab/>72153468</text:p>
        <text:p text:style-name="Standard">1 to 5<text:tab/>72513468</text:p>
        <text:p text:style-name="Standard">1 to 3<text:tab/>72531468</text:p>
        <text:p text:style-name="Standard">1 to 4<text:tab/>72534168</text:p>
        <text:p text:style-name="Standard">1 to 6<text:tab/>72534618</text:p>
        <text:p text:style-name="Standard">7 to 2<text:tab/>27534618</text:p>
        <text:p text:style-name="Standard">6 to 1<text:tab/>27534168</text:p>
        <text:p text:style-name="Standard">4 to 1<text:tab/>27531468</text:p>
        <text:p text:style-name="Standard">3 to 1<text:tab/>27513468</text:p>
        <text:p text:style-name="Standard">5 to 1<text:tab/>27153468</text:p>
        <text:p text:style-name="Standard">7 to 1<text:tab/>21753468</text:p>
        <text:p text:style-name="Standard">2 to 1<text:tab/>12753468 Whittingtons</text:p>
        <text:p text:style-name="Standard">5 to 3<text:tab/>12735468</text:p>
        <text:p text:style-name="Standard">1 to 2<text:tab/>21735468</text:p>
        <text:p text:style-name="Standard">1 to 7<text:tab/>27135468</text:p>
        <text:p text:style-name="Standard">1 to 3<text:tab/>27315468</text:p>
        <text:p text:style-name="Standard">1 to 5<text:tab/>27351468</text:p>
        <text:p text:style-name="Standard">1 to 4<text:tab/>27354168</text:p>
        <text:p text:style-name="Standard">1 to 6<text:tab/>27354618</text:p>
        <text:p text:style-name="Standard">2 to 7<text:tab/>72354618</text:p>
        <text:p text:style-name="Standard">6 to 1<text:tab/>72354168</text:p>
        <text:p text:style-name="Standard">4 to 1<text:tab/>72351468</text:p>
        <text:p text:style-name="Standard">5 to 1<text:tab/>72315468</text:p>
        <text:p text:style-name="Standard">3 to 1<text:tab/>72135468</text:p>
        <text:p text:style-name="Standard">2 to 1<text:tab/>71235468</text:p>
        <text:p text:style-name="Standard">7 to 1<text:tab/>17235468</text:p>
        <text:p text:style-name="Standard">2 to 3<text:tab/>17325468</text:p>
        <text:p text:style-name="Standard">1 to 7<text:tab/>71325468</text:p>
        <text:p text:style-name="Standard">1 to 3<text:tab/>73125468</text:p>
        <text:p text:style-name="Standard">1 to 2<text:tab/>73215468</text:p>
        <text:p text:style-name="Standard">1 to 5<text:tab/>73251468</text:p>
        <text:p text:style-name="Standard">1 to 4<text:tab/>73254168</text:p>
        <text:p text:style-name="Standard">1 to 6<text:tab/>73254618</text:p>
        <text:p text:style-name="Standard">2 to 5<text:tab/>73524618</text:p>
        <text:p text:style-name="Standard">6 to 1<text:tab/>73524168</text:p>
        <text:p text:style-name="Standard">4 to 1<text:tab/>73521468</text:p>
        <text:p text:style-name="Standard">2 to 1<text:tab/>73512468</text:p>
        <text:p text:style-name="Standard">5 to 1<text:tab/>73152468</text:p>
        <text:p text:style-name="Standard">3 to 1<text:tab/>71352468</text:p>
        <text:p text:style-name="Standard">7 to 1<text:tab/>17352468</text:p>
        <text:p text:style-name="Standard">2 to 4<text:tab/>17354268</text:p>
        <text:p text:style-name="Standard">1 to 7<text:tab/>71354268</text:p>
        <text:p text:style-name="Standard">1 to 3<text:tab/>73154268</text:p>
        <text:p text:style-name="Standard">1 to 5<text:tab/>73514268</text:p>
        <text:p text:style-name="Standard">1 to 4<text:tab/>73541268</text:p>
        <text:p text:style-name="Standard">1 to 2<text:tab/>73542168</text:p>
        <text:p text:style-name="Standard">1 to 6<text:tab/>73542618</text:p>
        <text:p text:style-name="Standard">2 to 6<text:tab/>73546218</text:p>
        <text:p text:style-name="Standard">2 to 1<text:tab/>73546128</text:p>
        <text:p text:style-name="Standard">6 to 1<text:tab/>73541628</text:p>
        <text:p text:style-name="Standard">4 to 1<text:tab/>73514628</text:p>
        <text:p text:style-name="Standard">5 to 1<text:tab/>73154628</text:p>
        <text:p text:style-name="Standard">3 to 1<text:tab/>71354628</text:p>
        <text:p text:style-name="Standard">7 to 1<text:tab/>17354628</text:p>
        <text:p text:style-name="Standard">7 to 3<text:tab/>13754628</text:p>
        <text:p text:style-name="Standard">1 to 3<text:tab/>31754628</text:p>
        <text:p text:style-name="Standard">1 to 7<text:tab/>37154628</text:p>
        <text:p text:style-name="Standard">1 to 5<text:tab/>37514628</text:p>
        <text:p text:style-name="Standard">1 to 4<text:tab/>37541628</text:p>
        <text:p text:style-name="Standard">1 to 6<text:tab/>37546128</text:p>
        <text:p text:style-name="Standard">1 to 2<text:tab/>37546218</text:p>
        <text:p text:style-name="Standard">6 to 2<text:tab/>37542618</text:p>
        <text:p text:style-name="Standard">6 to 1<text:tab/>37542168</text:p>
        <text:p text:style-name="Standard">2 to 1<text:tab/>37541268</text:p>
        <text:p text:style-name="Standard">4 to 1<text:tab/>37514268</text:p>
        <text:p text:style-name="Standard">5 to 1<text:tab/>37154268</text:p>
        <text:p text:style-name="Standard">7 to 1<text:tab/>31754268</text:p>
        <text:p text:style-name="Standard">3 to 1<text:tab/>13754268</text:p>
        <text:p text:style-name="Standard">4 to 2<text:tab/>13752468</text:p>
        <text:p text:style-name="Standard">1 to 3<text:tab/>31752468</text:p>
        <text:p text:style-name="Standard">1 to 7<text:tab/>37152468</text:p>
        <text:p text:style-name="Standard">1 to 5<text:tab/>37512468</text:p>
        <text:p text:style-name="Standard">1 to 2<text:tab/>37521468</text:p>
        <text:p text:style-name="Standard">1 to 4<text:tab/>37524168</text:p>
        <text:p text:style-name="Standard">1 to 6<text:tab/>37524618</text:p>
        <text:p text:style-name="Standard">5 to 2<text:tab/>37254618</text:p>
        <text:p text:style-name="Standard">6 to 1<text:tab/>37254168</text:p>
        <text:p text:style-name="Standard">4 to 1<text:tab/>37251468</text:p>
        <text:p text:style-name="Standard">5 to 1<text:tab/>37215468</text:p>
        <text:p text:style-name="Standard">2 to 1<text:tab/>37125468</text:p>
        <text:p text:style-name="Standard">7 to 1<text:tab/>31725468</text:p>
        <text:p text:style-name="Standard">3 to 1<text:tab/>13725468</text:p>
        <text:p text:style-name="Standard">7 to 2<text:tab/>13275468</text:p>
        <text:p text:style-name="Standard">1 to 3<text:tab/>31275468</text:p>
        <text:p text:style-name="Standard">1 to 2<text:tab/>32175468</text:p>
        <text:p text:style-name="Standard">1 to 7<text:tab/>32715468</text:p>
        <text:p text:style-name="Standard">1 to 5<text:tab/>32751468</text:p>
        <text:p text:style-name="Standard">1 to 4<text:tab/>32754168</text:p>
        <text:p text:style-name="Standard">1 to 6<text:tab/>32754618</text:p>
        <text:p text:style-name="Standard">3 to 2<text:tab/>23754618</text:p>
        <text:p text:style-name="Standard">6 to 1<text:tab/>23754168</text:p>
        <text:p text:style-name="Standard">4 to 1<text:tab/>23751468</text:p>
        <text:p text:style-name="Standard">5 to 1<text:tab/>23715468</text:p>
        <text:p text:style-name="Standard">7 to 1<text:tab/>23175468</text:p>
        <text:p text:style-name="Standard">3 to 1<text:tab/>21375468</text:p>
        <text:p text:style-name="Standard">2 to 1<text:tab/>12375468</text:p>
        <text:p text:style-name="Standard">4 to 6<text:tab/>12375648 (Part three)</text:p>
        <text:p text:style-name="Standard">1 to 2<text:tab/>21375648</text:p>
        <text:p text:style-name="Standard">1 to 3<text:tab/>23175648</text:p>
        <text:p text:style-name="Standard">1 to 7<text:tab/>23715648</text:p>
        <text:p text:style-name="Standard">1 to 5<text:tab/>23751648</text:p>
        <text:p text:style-name="Standard">1 to 6<text:tab/>23756148</text:p>
        <text:p text:style-name="Standard">1 to 4<text:tab/>23756418</text:p>
        <text:p text:style-name="Standard">2 to 3<text:tab/>32756418</text:p>
        <text:p text:style-name="Standard">4 to 1<text:tab/>32756148</text:p>
        <text:p text:style-name="Standard">6 to 1<text:tab/>32751648</text:p>
        <text:p text:style-name="Standard">5 to 1<text:tab/>32715648</text:p>
        <text:p text:style-name="Standard">7 to 1<text:tab/>32175648</text:p>
        <text:p text:style-name="Standard">2 to 1<text:tab/>31275648</text:p>
        <text:p text:style-name="Standard">3 to 1<text:tab/>13275648</text:p>
        <text:p text:style-name="Standard">2 to 7<text:tab/>13725648</text:p>
        <text:p text:style-name="Standard">1 to 3<text:tab/>31725648</text:p>
        <text:p text:style-name="Standard">1 to 7<text:tab/>37125648</text:p>
        <text:p text:style-name="Standard">1 to 2<text:tab/>37215648</text:p>
        <text:p text:style-name="Standard">1 to 5<text:tab/>37251648</text:p>
        <text:p text:style-name="Standard">1 to 6<text:tab/>37256148</text:p>
        <text:p text:style-name="Standard">1 to 4<text:tab/>37256418</text:p>
        <text:p text:style-name="Standard">2 to 5<text:tab/>37526418</text:p>
        <text:p text:style-name="Standard">4 to 1<text:tab/>37526148</text:p>
        <text:p text:style-name="Standard">6 to 1<text:tab/>37521648</text:p>
        <text:p text:style-name="Standard">2 to 1<text:tab/>37512648</text:p>
        <text:p text:style-name="Standard">5 to 1<text:tab/>37152648</text:p>
        <text:p text:style-name="Standard">7 to 1<text:tab/>31752648</text:p>
        <text:p text:style-name="Standard">3 to 1<text:tab/>13752648</text:p>
        <text:p text:style-name="Standard">2 to 6<text:tab/>13756248</text:p>
        <text:p text:style-name="Standard">1 to 3<text:tab/>31756248</text:p>
        <text:p text:style-name="Standard">1 to 7<text:tab/>37156248</text:p>
        <text:p text:style-name="Standard">1 to 5<text:tab/>37516248</text:p>
        <text:p text:style-name="Standard">1 to 6<text:tab/>37561248</text:p>
        <text:p text:style-name="Standard">1 to 2<text:tab/>37562148</text:p>
        <text:p text:style-name="Standard">1 to 4<text:tab/>37562418</text:p>
        <text:p text:style-name="Standard">2 to 4<text:tab/>37564218</text:p>
        <text:p text:style-name="Standard">2 to 1<text:tab/>37564128</text:p>
        <text:p text:style-name="Standard">4 to 1<text:tab/>37561428</text:p>
        <text:p text:style-name="Standard">6 to 1<text:tab/>37516428</text:p>
        <text:p text:style-name="Standard">5 to 1<text:tab/>37156428</text:p>
        <text:p text:style-name="Standard">7 to 1<text:tab/>31756428</text:p>
        <text:p text:style-name="Standard">3 to 1<text:tab/>13756428</text:p>
        <text:p text:style-name="Standard">3 to 7<text:tab/>17356428</text:p>
        <text:p text:style-name="Standard">1 to 7<text:tab/>71356428</text:p>
        <text:p text:style-name="Standard">1 to 3<text:tab/>73156428</text:p>
        <text:p text:style-name="Standard">1 to 5<text:tab/>73516428</text:p>
        <text:p text:style-name="Standard">1 to 6<text:tab/>73561428</text:p>
        <text:p text:style-name="Standard">1 to 4<text:tab/>73564128</text:p>
        <text:p text:style-name="Standard">1 to 2<text:tab/>73564218</text:p>
        <text:p text:style-name="Standard">4 to 2<text:tab/>73562418</text:p>
        <text:p text:style-name="Standard">4 to 1<text:tab/>73562148</text:p>
        <text:p text:style-name="Standard">2 to 1<text:tab/>73561248</text:p>
        <text:p text:style-name="Standard">6 to 1<text:tab/>73516248</text:p>
        <text:p text:style-name="Standard">5 to 1<text:tab/>73156248</text:p>
        <text:p text:style-name="Standard">3 to 1<text:tab/>71356248</text:p>
        <text:p text:style-name="Standard">7 to 1<text:tab/>17356248</text:p>
        <text:p text:style-name="Standard">6 to 2<text:tab/>17352648</text:p>
        <text:p text:style-name="Standard">1 to 7<text:tab/>71352648</text:p>
        <text:p text:style-name="Standard">1 to 3<text:tab/>73152648</text:p>
        <text:p text:style-name="Standard">1 to 5<text:tab/>73512648</text:p>
        <text:p text:style-name="Standard">1 to 2<text:tab/>73521648</text:p>
        <text:p text:style-name="Standard">1 to 6<text:tab/>73526148</text:p>
        <text:p text:style-name="Standard">1 to 4<text:tab/>73526418</text:p>
        <text:p text:style-name="Standard">5 to 2<text:tab/>73256418</text:p>
        <text:p text:style-name="Standard">4 to 1<text:tab/>73256148</text:p>
        <text:p text:style-name="Standard">6 to 1<text:tab/>73251648</text:p>
        <text:p text:style-name="Standard">5 to 1<text:tab/>73215648</text:p>
        <text:p text:style-name="Standard">2 to 1<text:tab/>73125648</text:p>
        <text:p text:style-name="Standard">3 to 1<text:tab/>71325648</text:p>
        <text:p text:style-name="Standard">7 to 1<text:tab/>17325648</text:p>
        <text:p text:style-name="Standard">3 to 2<text:tab/>17235648</text:p>
        <text:p text:style-name="Standard">1 to 7<text:tab/>71235648</text:p>
        <text:p text:style-name="Standard">1 to 2<text:tab/>72135648</text:p>
        <text:p text:style-name="Standard">1 to 3<text:tab/>72315648</text:p>
        <text:p text:style-name="Standard">1 to 5<text:tab/>72351648</text:p>
        <text:p text:style-name="Standard">1 to 6<text:tab/>72356148</text:p>
        <text:p text:style-name="Standard">1 to 4<text:tab/>72356418</text:p>
        <text:p text:style-name="Standard">7 to 2<text:tab/>27356418</text:p>
        <text:p text:style-name="Standard">4 to 1<text:tab/>27356148</text:p>
        <text:p text:style-name="Standard">6 to 1<text:tab/>27351648</text:p>
        <text:p text:style-name="Standard">5 to 1<text:tab/>27315648</text:p>
        <text:p text:style-name="Standard">3 to 1<text:tab/>27135648</text:p>
        <text:p text:style-name="Standard">7 to 1<text:tab/>21735648</text:p>
        <text:p text:style-name="Standard">2 to 1<text:tab/>12735648</text:p>
        <text:p text:style-name="Standard">3 to 5<text:tab/>12753648</text:p>
        <text:p text:style-name="Standard">1 to 2<text:tab/>21753648</text:p>
        <text:p text:style-name="Standard">1 to 7<text:tab/>27153648</text:p>
        <text:p text:style-name="Standard">1 to 5<text:tab/>27513648</text:p>
        <text:p text:style-name="Standard">1 to 3<text:tab/>27531648</text:p>
        <text:p text:style-name="Standard">1 to 6<text:tab/>27536148</text:p>
        <text:p text:style-name="Standard">1 to 4<text:tab/>27536418</text:p>
        <text:p text:style-name="Standard">2 to 7<text:tab/>72536418</text:p>
        <text:p text:style-name="Standard">4 to 1<text:tab/>72536148</text:p>
        <text:p text:style-name="Standard">6 to 1<text:tab/>72531648</text:p>
        <text:p text:style-name="Standard">3 to 1<text:tab/>72513648</text:p>
        <text:p text:style-name="Standard">5 to 1<text:tab/>72153648</text:p>
        <text:p text:style-name="Standard">2 to 1<text:tab/>71253648</text:p>
        <text:p text:style-name="Standard">7 to 1<text:tab/>17253648</text:p>
        <text:p text:style-name="Standard">2 to 5<text:tab/>17523648</text:p>
        <text:p text:style-name="Standard">1 to 7<text:tab/>71523648</text:p>
        <text:p text:style-name="Standard">1 to 5<text:tab/>75123648</text:p>
        <text:p text:style-name="Standard">1 to 2<text:tab/>75213648</text:p>
        <text:p text:style-name="Standard">1 to 3<text:tab/>75231648</text:p>
        <text:p text:style-name="Standard">1 to 6<text:tab/>75236148</text:p>
        <text:p text:style-name="Standard">1 to 4<text:tab/>75236418</text:p>
        <text:p text:style-name="Standard">2 to 3<text:tab/>75326418</text:p>
        <text:p text:style-name="Standard">4 to 1<text:tab/>75326148</text:p>
        <text:p text:style-name="Standard">6 to 1<text:tab/>75321648</text:p>
        <text:p text:style-name="Standard">2 to 1<text:tab/>75312648</text:p>
        <text:p text:style-name="Standard">3 to 1<text:tab/>75132648</text:p>
        <text:p text:style-name="Standard">5 to 1<text:tab/>71532648</text:p>
        <text:p text:style-name="Standard">7 to 1<text:tab/>17532648</text:p>
        <text:p text:style-name="Standard">2 to 6<text:tab/>17536248</text:p>
        <text:p text:style-name="Standard">1 to 7<text:tab/>71536248</text:p>
        <text:p text:style-name="Standard">1 to 5<text:tab/>75136248</text:p>
        <text:p text:style-name="Standard">1 to 3<text:tab/>75316248</text:p>
        <text:p text:style-name="Standard">1 to 6<text:tab/>75361248</text:p>
        <text:p text:style-name="Standard">1 to 2<text:tab/>75362148</text:p>
        <text:p text:style-name="Standard">1 to 4<text:tab/>75362418</text:p>
        <text:p text:style-name="Standard">2 to 4<text:tab/>75364218</text:p>
        <text:p text:style-name="Standard">2 to 1<text:tab/>75364128</text:p>
        <text:p text:style-name="Standard">4 to 1<text:tab/>75361428</text:p>
        <text:p text:style-name="Standard">6 to 1<text:tab/>75316428</text:p>
        <text:p text:style-name="Standard">3 to 1<text:tab/>75136428</text:p>
        <text:p text:style-name="Standard">5 to 1<text:tab/>71536428</text:p>
        <text:p text:style-name="Standard">7 to 1<text:tab/>17536428</text:p>
        <text:p text:style-name="Standard">7 to 5<text:tab/>15736428</text:p>
        <text:p text:style-name="Standard">1 to 5<text:tab/>51736428</text:p>
        <text:p text:style-name="Standard">1 to 7<text:tab/>57136428</text:p>
        <text:p text:style-name="Standard">1 to 3<text:tab/>57316428</text:p>
        <text:p text:style-name="Standard">1 to 6<text:tab/>57361428</text:p>
        <text:p text:style-name="Standard">1 to 4<text:tab/>57364128</text:p>
        <text:p text:style-name="Standard">1 to 2<text:tab/>57364218</text:p>
        <text:p text:style-name="Standard">4 to 2<text:tab/>57362418</text:p>
        <text:p text:style-name="Standard">4 to 1<text:tab/>57362148</text:p>
        <text:p text:style-name="Standard">2 to 1<text:tab/>57361248</text:p>
        <text:p text:style-name="Standard">6 to 1<text:tab/>57316248</text:p>
        <text:p text:style-name="Standard">3 to 1<text:tab/>57136248</text:p>
        <text:p text:style-name="Standard">7 to 1<text:tab/>51736248</text:p>
        <text:p text:style-name="Standard">5 to 1<text:tab/>15736248</text:p>
        <text:p text:style-name="Standard">6 to 2<text:tab/>15732648</text:p>
        <text:p text:style-name="Standard">1 to 5<text:tab/>51732648</text:p>
        <text:p text:style-name="Standard">1 to 7<text:tab/>57132648</text:p>
        <text:p text:style-name="Standard">1 to 3<text:tab/>57312648</text:p>
        <text:p text:style-name="Standard">1 to 2<text:tab/>57321648</text:p>
        <text:p text:style-name="Standard">1 to 6<text:tab/>57326148</text:p>
        <text:p text:style-name="Standard">1 to 4<text:tab/>57326418</text:p>
        <text:p text:style-name="Standard">3 to 2<text:tab/>57236418</text:p>
        <text:p text:style-name="Standard">4 to 1<text:tab/>57236148</text:p>
        <text:p text:style-name="Standard">6 to 1<text:tab/>57231648</text:p>
        <text:p text:style-name="Standard">3 to 1<text:tab/>57213648</text:p>
        <text:p text:style-name="Standard">2 to 1<text:tab/>57123648</text:p>
        <text:p text:style-name="Standard">7 to 1<text:tab/>51723648</text:p>
        <text:p text:style-name="Standard">5 to 1<text:tab/>15723648</text:p>
        <text:p text:style-name="Standard">7 to 2<text:tab/>15273648</text:p>
        <text:p text:style-name="Standard">1 to 5<text:tab/>51273648</text:p>
        <text:p text:style-name="Standard">1 to 2<text:tab/>52173648</text:p>
        <text:p text:style-name="Standard">1 to 7<text:tab/>52713648</text:p>
        <text:p text:style-name="Standard">1 to 3<text:tab/>52731648</text:p>
        <text:p text:style-name="Standard">1 to 6<text:tab/>52736148</text:p>
        <text:p text:style-name="Standard">1 to 4<text:tab/>52736418</text:p>
        <text:p text:style-name="Standard">5 to 2<text:tab/>25736418</text:p>
        <text:p text:style-name="Standard">4 to 1<text:tab/>25736148</text:p>
        <text:p text:style-name="Standard">6 to 1<text:tab/>25731648</text:p>
        <text:p text:style-name="Standard">3 to 1<text:tab/>25713648</text:p>
        <text:p text:style-name="Standard">7 to 1<text:tab/>25173648</text:p>
        <text:p text:style-name="Standard">5 to 1<text:tab/>21573648</text:p>
        <text:p text:style-name="Standard">2 to 1<text:tab/>12573648</text:p>
        <text:p text:style-name="Standard">7 to 3<text:tab/>12537648</text:p>
        <text:p text:style-name="Standard">1 to 2<text:tab/>21537648</text:p>
        <text:p text:style-name="Standard">1 to 5<text:tab/>25137648</text:p>
        <text:p text:style-name="Standard">1 to 3<text:tab/>25317648</text:p>
        <text:p text:style-name="Standard">1 to 7<text:tab/>25371648</text:p>
        <text:p text:style-name="Standard">1 to 6<text:tab/>25376148</text:p>
        <text:p text:style-name="Standard">1 to 4<text:tab/>25376418</text:p>
        <text:p text:style-name="Standard">2 to 5<text:tab/>52376418</text:p>
        <text:p text:style-name="Standard">4 to 1<text:tab/>52376148</text:p>
        <text:p text:style-name="Standard">6 to 1<text:tab/>52371648</text:p>
        <text:p text:style-name="Standard">7 to 1<text:tab/>52317648</text:p>
        <text:p text:style-name="Standard">3 to 1<text:tab/>52137648</text:p>
        <text:p text:style-name="Standard">2 to 1<text:tab/>51237648</text:p>
        <text:p text:style-name="Standard">5 to 1<text:tab/>15237648</text:p>
        <text:p text:style-name="Standard">2 to 3<text:tab/>15327648</text:p>
        <text:p text:style-name="Standard">1 to 5<text:tab/>51327648</text:p>
        <text:p text:style-name="Standard">1 to 3<text:tab/>53127648</text:p>
        <text:p text:style-name="Standard">1 to 2<text:tab/>53217648</text:p>
        <text:p text:style-name="Standard">1 to 7<text:tab/>53271648</text:p>
        <text:p text:style-name="Standard">1 to 6<text:tab/>53276148</text:p>
        <text:p text:style-name="Standard">1 to 4<text:tab/>53276418</text:p>
        <text:p text:style-name="Standard">2 to 7<text:tab/>53726418</text:p>
        <text:p text:style-name="Standard">4 to 1<text:tab/>53726148</text:p>
        <text:p text:style-name="Standard">6 to 1<text:tab/>53721648</text:p>
        <text:p text:style-name="Standard">2 to 1<text:tab/>53712648</text:p>
        <text:p text:style-name="Standard">7 to 1<text:tab/>53172648</text:p>
        <text:p text:style-name="Standard">3 to 1<text:tab/>51372648</text:p>
        <text:p text:style-name="Standard">5 to 1<text:tab/>15372648</text:p>
        <text:p text:style-name="Standard">2 to 6<text:tab/>15376248</text:p>
        <text:p text:style-name="Standard">1 to 5<text:tab/>51376248</text:p>
        <text:p text:style-name="Standard">1 to 3<text:tab/>53176248</text:p>
        <text:p text:style-name="Standard">1 to 7<text:tab/>53716248</text:p>
        <text:p text:style-name="Standard">1 to 6<text:tab/>53761248</text:p>
        <text:p text:style-name="Standard">1 to 2<text:tab/>53762148</text:p>
        <text:p text:style-name="Standard">1 to 4<text:tab/>53762418</text:p>
        <text:p text:style-name="Standard">2 to 4<text:tab/>53764218</text:p>
        <text:p text:style-name="Standard">2 to 1<text:tab/>53764128</text:p>
        <text:p text:style-name="Standard">4 to 1<text:tab/>53761428</text:p>
        <text:p text:style-name="Standard">6 to 1<text:tab/>53716428</text:p>
        <text:p text:style-name="Standard">7 to 1<text:tab/>53176428</text:p>
        <text:p text:style-name="Standard">3 to 1<text:tab/>51376428</text:p>
        <text:p text:style-name="Standard">5 to 1<text:tab/>15376428</text:p>
        <text:p text:style-name="Standard">5 to 3<text:tab/>13576428</text:p>
        <text:p text:style-name="Standard">1 to 3<text:tab/>31576428</text:p>
        <text:p text:style-name="Standard">1 to 5<text:tab/>35176428</text:p>
        <text:p text:style-name="Standard">1 to 7<text:tab/>35716428</text:p>
        <text:p text:style-name="Standard">1 to 6<text:tab/>35761428</text:p>
        <text:p text:style-name="Standard">1 to 4<text:tab/>35764128</text:p>
        <text:p text:style-name="Standard">1 to 2<text:tab/>35764218</text:p>
        <text:p text:style-name="Standard">4 to 2<text:tab/>35762418</text:p>
        <text:p text:style-name="Standard">4 to 1<text:tab/>35762148</text:p>
        <text:p text:style-name="Standard">2 to 1<text:tab/>35761248</text:p>
        <text:p text:style-name="Standard">6 to 1<text:tab/>35716248</text:p>
        <text:p text:style-name="Standard">7 to 1<text:tab/>35176248</text:p>
        <text:p text:style-name="Standard">5 to 1<text:tab/>31576248</text:p>
        <text:p text:style-name="Standard">3 to 1<text:tab/>13576248</text:p>
        <text:p text:style-name="Standard">6 to 2<text:tab/>13572648</text:p>
        <text:p text:style-name="Standard">1 to 3<text:tab/>31572648</text:p>
        <text:p text:style-name="Standard">1 to 5<text:tab/>35172648</text:p>
        <text:p text:style-name="Standard">1 to 7<text:tab/>35712648</text:p>
        <text:p text:style-name="Standard">1 to 2<text:tab/>35721648</text:p>
        <text:p text:style-name="Standard">1 to 6<text:tab/>35726148</text:p>
        <text:p text:style-name="Standard">1 to 4<text:tab/>35726418</text:p>
        <text:p text:style-name="Standard">7 to 2<text:tab/>35276418</text:p>
        <text:p text:style-name="Standard">4 to 1<text:tab/>35276148</text:p>
        <text:p text:style-name="Standard">6 to 1<text:tab/>35271648</text:p>
        <text:p text:style-name="Standard">7 to 1<text:tab/>35217648</text:p>
        <text:p text:style-name="Standard">2 to 1<text:tab/>35127648</text:p>
        <text:p text:style-name="Standard">5 to 1<text:tab/>31527648</text:p>
        <text:p text:style-name="Standard">3 to 1<text:tab/>13527648</text:p>
        <text:p text:style-name="Standard">5 to 2<text:tab/>13257648</text:p>
        <text:p text:style-name="Standard">1 to 3<text:tab/>31257648</text:p>
        <text:p text:style-name="Standard">1 to 2<text:tab/>32157648</text:p>
        <text:p text:style-name="Standard">1 to 5<text:tab/>32517648</text:p>
        <text:p text:style-name="Standard">1 to 7<text:tab/>32571648</text:p>
        <text:p text:style-name="Standard">1 to 6<text:tab/>32576148</text:p>
        <text:p text:style-name="Standard">1 to 4<text:tab/>32576418</text:p>
        <text:p text:style-name="Standard">3 to 2<text:tab/>23576418</text:p>
        <text:p text:style-name="Standard">4 to 1<text:tab/>23576148</text:p>
        <text:p text:style-name="Standard">6 to 1<text:tab/>23571648</text:p>
        <text:p text:style-name="Standard">7 to 1<text:tab/>23517648</text:p>
        <text:p text:style-name="Standard">5 to 1<text:tab/>23157648</text:p>
        <text:p text:style-name="Standard">3 to 1<text:tab/>21357648</text:p>
        <text:p text:style-name="Standard">2 to 1<text:tab/>12357648</text:p>
        <text:p text:style-name="Standard">7 to 6<text:tab/>12356748 (Part four)</text:p>
        <text:p text:style-name="Standard">1 to 2<text:tab/>21356748</text:p>
        <text:p text:style-name="Standard">1 to 3<text:tab/>23156748</text:p>
        <text:p text:style-name="Standard">1 to 5<text:tab/>23516748</text:p>
        <text:p text:style-name="Standard">1 to 6<text:tab/>23561748</text:p>
        <text:p text:style-name="Standard">1 to 7<text:tab/>23567148</text:p>
        <text:p text:style-name="Standard">1 to 4<text:tab/>23567418</text:p>
        <text:p text:style-name="Standard">2 to 3<text:tab/>32567418</text:p>
        <text:p text:style-name="Standard">4 to 1<text:tab/>32567148</text:p>
        <text:p text:style-name="Standard">7 to 1<text:tab/>32561748</text:p>
        <text:p text:style-name="Standard">6 to 1<text:tab/>32516748</text:p>
        <text:p text:style-name="Standard">5 to 1<text:tab/>32156748</text:p>
        <text:p text:style-name="Standard">2 to 1<text:tab/>31256748</text:p>
        <text:p text:style-name="Standard">3 to 1<text:tab/>13256748</text:p>
        <text:p text:style-name="Standard">2 to 5<text:tab/>13526748</text:p>
        <text:p text:style-name="Standard">1 to 3<text:tab/>31526748</text:p>
        <text:p text:style-name="Standard">1 to 5<text:tab/>35126748</text:p>
        <text:p text:style-name="Standard">1 to 2<text:tab/>35216748</text:p>
        <text:p text:style-name="Standard">1 to 6<text:tab/>35261748</text:p>
        <text:p text:style-name="Standard">1 to 7<text:tab/>35267148</text:p>
        <text:p text:style-name="Standard">1 to 4<text:tab/>35267418</text:p>
        <text:p text:style-name="Standard">2 to 6<text:tab/>35627418</text:p>
        <text:p text:style-name="Standard">4 to 1<text:tab/>35627148</text:p>
        <text:p text:style-name="Standard">7 to 1<text:tab/>35621748</text:p>
        <text:p text:style-name="Standard">2 to 1<text:tab/>35612748</text:p>
        <text:p text:style-name="Standard">6 to 1<text:tab/>35162748</text:p>
        <text:p text:style-name="Standard">5 to 1<text:tab/>31562748</text:p>
        <text:p text:style-name="Standard">3 to 1<text:tab/>13562748</text:p>
        <text:p text:style-name="Standard">2 to 7<text:tab/>13567248</text:p>
        <text:p text:style-name="Standard">1 to 3<text:tab/>31567248</text:p>
        <text:p text:style-name="Standard">1 to 5<text:tab/>35167248</text:p>
        <text:p text:style-name="Standard">1 to 6<text:tab/>35617248</text:p>
        <text:p text:style-name="Standard">1 to 7<text:tab/>35671248</text:p>
        <text:p text:style-name="Standard">1 to 2<text:tab/>35672148</text:p>
        <text:p text:style-name="Standard">1 to 4<text:tab/>35672418</text:p>
        <text:p text:style-name="Standard">2 to 4<text:tab/>35674218</text:p>
        <text:p text:style-name="Standard">2 to 1<text:tab/>35674128</text:p>
        <text:p text:style-name="Standard">4 to 1<text:tab/>35671428</text:p>
        <text:p text:style-name="Standard">7 to 1<text:tab/>35617428</text:p>
        <text:p text:style-name="Standard">6 to 1<text:tab/>35167428</text:p>
        <text:p text:style-name="Standard">5 to 1<text:tab/>31567428</text:p>
        <text:p text:style-name="Standard">3 to 1<text:tab/>13567428</text:p>
        <text:p text:style-name="Standard">3 to 5<text:tab/>15367428</text:p>
        <text:p text:style-name="Standard">1 to 5<text:tab/>51367428</text:p>
        <text:p text:style-name="Standard">1 to 3<text:tab/>53167428</text:p>
        <text:p text:style-name="Standard">1 to 6<text:tab/>53617428</text:p>
        <text:p text:style-name="Standard">1 to 7<text:tab/>53671428</text:p>
        <text:p text:style-name="Standard">1 to 4<text:tab/>53674128</text:p>
        <text:p text:style-name="Standard">1 to 2<text:tab/>53674218</text:p>
        <text:p text:style-name="Standard">4 to 2<text:tab/>53672418</text:p>
        <text:p text:style-name="Standard">4 to 1<text:tab/>53672148</text:p>
        <text:p text:style-name="Standard">2 to 1<text:tab/>53671248</text:p>
        <text:p text:style-name="Standard">7 to 1<text:tab/>53617248</text:p>
        <text:p text:style-name="Standard">6 to 1<text:tab/>53167248</text:p>
        <text:p text:style-name="Standard">3 to 1<text:tab/>51367248</text:p>
        <text:p text:style-name="Standard">5 to 1<text:tab/>15367248</text:p>
        <text:p text:style-name="Standard">7 to 2<text:tab/>15362748</text:p>
        <text:p text:style-name="Standard">1 to 5<text:tab/>51362748</text:p>
        <text:p text:style-name="Standard">1 to 3<text:tab/>53162748</text:p>
        <text:p text:style-name="Standard">1 to 6<text:tab/>53612748</text:p>
        <text:p text:style-name="Standard">1 to 2<text:tab/>53621748</text:p>
        <text:p text:style-name="Standard">1 to 7<text:tab/>53627148</text:p>
        <text:p text:style-name="Standard">1 to 4<text:tab/>53627418</text:p>
        <text:p text:style-name="Standard">6 to 2<text:tab/>53267418</text:p>
        <text:p text:style-name="Standard">4 to 1<text:tab/>53267148</text:p>
        <text:p text:style-name="Standard">7 to 1<text:tab/>53261748</text:p>
        <text:p text:style-name="Standard">6 to 1<text:tab/>53216748</text:p>
        <text:p text:style-name="Standard">2 to 1<text:tab/>53126748</text:p>
        <text:p text:style-name="Standard">3 to 1<text:tab/>51326748</text:p>
        <text:p text:style-name="Standard">5 to 1<text:tab/>15326748</text:p>
        <text:p text:style-name="Standard">3 to 2<text:tab/>15236748</text:p>
        <text:p text:style-name="Standard">1 to 5<text:tab/>51236748</text:p>
        <text:p text:style-name="Standard">1 to 2<text:tab/>52136748</text:p>
        <text:p text:style-name="Standard">1 to 3<text:tab/>52316748</text:p>
        <text:p text:style-name="Standard">1 to 6<text:tab/>52361748</text:p>
        <text:p text:style-name="Standard">1 to 7<text:tab/>52367148</text:p>
        <text:p text:style-name="Standard">1 to 4<text:tab/>52367418</text:p>
        <text:p text:style-name="Standard">5 to 2<text:tab/>25367418</text:p>
        <text:p text:style-name="Standard">4 to 1<text:tab/>25367148</text:p>
        <text:p text:style-name="Standard">7 to 1<text:tab/>25361748</text:p>
        <text:p text:style-name="Standard">6 to 1<text:tab/>25316748</text:p>
        <text:p text:style-name="Standard">3 to 1<text:tab/>25136748</text:p>
        <text:p text:style-name="Standard">5 to 1<text:tab/>21536748</text:p>
        <text:p text:style-name="Standard">2 to 1<text:tab/>12536748</text:p>
        <text:p text:style-name="Standard">3 to 6<text:tab/>12563748</text:p>
        <text:p text:style-name="Standard">1 to 2<text:tab/>21563748</text:p>
        <text:p text:style-name="Standard">1 to 5<text:tab/>25163748</text:p>
        <text:p text:style-name="Standard">1 to 6<text:tab/>25613748</text:p>
        <text:p text:style-name="Standard">1 to 3<text:tab/>25631748</text:p>
        <text:p text:style-name="Standard">1 to 7<text:tab/>25637148</text:p>
        <text:p text:style-name="Standard">1 to 4<text:tab/>25637418</text:p>
        <text:p text:style-name="Standard">2 to 5<text:tab/>52637418</text:p>
        <text:p text:style-name="Standard">4 to 1<text:tab/>52637148</text:p>
        <text:p text:style-name="Standard">7 to 1<text:tab/>52631748</text:p>
        <text:p text:style-name="Standard">3 to 1<text:tab/>52613748</text:p>
        <text:p text:style-name="Standard">6 to 1<text:tab/>52163748</text:p>
        <text:p text:style-name="Standard">2 to 1<text:tab/>51263748</text:p>
        <text:p text:style-name="Standard">5 to 1<text:tab/>15263748 Tittums</text:p>
        <text:p text:style-name="Standard">2 to 6<text:tab/>15623748</text:p>
        <text:p text:style-name="Standard">1 to 5<text:tab/>51623748</text:p>
        <text:p text:style-name="Standard">1 to 6<text:tab/>56123748</text:p>
        <text:p text:style-name="Standard">1 to 2<text:tab/>56213748</text:p>
        <text:p text:style-name="Standard">1 to 3<text:tab/>56231748</text:p>
        <text:p text:style-name="Standard">1 to 7<text:tab/>56237148</text:p>
        <text:p text:style-name="Standard">1 to 4<text:tab/>56237418</text:p>
        <text:p text:style-name="Standard">2 to 3<text:tab/>56327418</text:p>
        <text:p text:style-name="Standard">4 to 1<text:tab/>56327148</text:p>
        <text:p text:style-name="Standard">7 to 1<text:tab/>56321748</text:p>
        <text:p text:style-name="Standard">2 to 1<text:tab/>56312748</text:p>
        <text:p text:style-name="Standard">3 to 1<text:tab/>56132748</text:p>
        <text:p text:style-name="Standard">6 to 1<text:tab/>51632748</text:p>
        <text:p text:style-name="Standard">5 to 1<text:tab/>15632748</text:p>
        <text:p text:style-name="Standard">2 to 7<text:tab/>15637248</text:p>
        <text:p text:style-name="Standard">1 to 5<text:tab/>51637248</text:p>
        <text:p text:style-name="Standard">1 to 6<text:tab/>56137248</text:p>
        <text:p text:style-name="Standard">1 to 3<text:tab/>56317248</text:p>
        <text:p text:style-name="Standard">1 to 7<text:tab/>56371248</text:p>
        <text:p text:style-name="Standard">1 to 2<text:tab/>56372148</text:p>
        <text:p text:style-name="Standard">1 to 4<text:tab/>56372418</text:p>
        <text:p text:style-name="Standard">2 to 4<text:tab/>56374218</text:p>
        <text:p text:style-name="Standard">2 to 1<text:tab/>56374128</text:p>
        <text:p text:style-name="Standard">4 to 1<text:tab/>56371428</text:p>
        <text:p text:style-name="Standard">7 to 1<text:tab/>56317428</text:p>
        <text:p text:style-name="Standard">3 to 1<text:tab/>56137428</text:p>
        <text:p text:style-name="Standard">6 to 1<text:tab/>51637428</text:p>
        <text:p text:style-name="Standard">5 to 1<text:tab/>15637428</text:p>
        <text:p text:style-name="Standard">5 to 6<text:tab/>16537428</text:p>
        <text:p text:style-name="Standard">1 to 6<text:tab/>61537428</text:p>
        <text:p text:style-name="Standard">1 to 5<text:tab/>65137428</text:p>
        <text:p text:style-name="Standard">1 to 3<text:tab/>65317428</text:p>
        <text:p text:style-name="Standard">1 to 7<text:tab/>65371428</text:p>
        <text:p text:style-name="Standard">1 to 4<text:tab/>65374128</text:p>
        <text:p text:style-name="Standard">1 to 2<text:tab/>65374218</text:p>
        <text:p text:style-name="Standard">4 to 2<text:tab/>65372418</text:p>
        <text:p text:style-name="Standard">4 to 1<text:tab/>65372148</text:p>
        <text:p text:style-name="Standard">2 to 1<text:tab/>65371248</text:p>
        <text:p text:style-name="Standard">7 to 1<text:tab/>65317248</text:p>
        <text:p text:style-name="Standard">3 to 1<text:tab/>65137248</text:p>
        <text:p text:style-name="Standard">5 to 1<text:tab/>61537248</text:p>
        <text:p text:style-name="Standard">6 to 1<text:tab/>16537248</text:p>
        <text:p text:style-name="Standard">7 to 2<text:tab/>16532748</text:p>
        <text:p text:style-name="Standard">1 to 6<text:tab/>61532748</text:p>
        <text:p text:style-name="Standard">1 to 5<text:tab/>65132748</text:p>
        <text:p text:style-name="Standard">1 to 3<text:tab/>65312748</text:p>
        <text:p text:style-name="Standard">1 to 2<text:tab/>65321748</text:p>
        <text:p text:style-name="Standard">1 to 7<text:tab/>65327148</text:p>
        <text:p text:style-name="Standard">1 to 4<text:tab/>65327418</text:p>
        <text:p text:style-name="Standard">3 to 2<text:tab/>65237418</text:p>
        <text:p text:style-name="Standard">4 to 1<text:tab/>65237148</text:p>
        <text:p text:style-name="Standard">7 to 1<text:tab/>65231748</text:p>
        <text:p text:style-name="Standard">3 to 1<text:tab/>65213748</text:p>
        <text:p text:style-name="Standard">2 to 1<text:tab/>65123748</text:p>
        <text:p text:style-name="Standard">5 to 1<text:tab/>61523748</text:p>
        <text:p text:style-name="Standard">6 to 1<text:tab/>16523748</text:p>
        <text:p text:style-name="Standard">5 to 2<text:tab/>16253748</text:p>
        <text:p text:style-name="Standard">1 to 6<text:tab/>61253748</text:p>
        <text:p text:style-name="Standard">1 to 2<text:tab/>62153748</text:p>
        <text:p text:style-name="Standard">1 to 5<text:tab/>62513748</text:p>
        <text:p text:style-name="Standard">1 to 3<text:tab/>62531748</text:p>
        <text:p text:style-name="Standard">1 to 7<text:tab/>62537148</text:p>
        <text:p text:style-name="Standard">1 to 4<text:tab/>62537418</text:p>
        <text:p text:style-name="Standard">6 to 2<text:tab/>26537418</text:p>
        <text:p text:style-name="Standard">4 to 1<text:tab/>26537148</text:p>
        <text:p text:style-name="Standard">7 to 1<text:tab/>26531748</text:p>
        <text:p text:style-name="Standard">3 to 1<text:tab/>26513748</text:p>
        <text:p text:style-name="Standard">5 to 1<text:tab/>26153748</text:p>
        <text:p text:style-name="Standard">6 to 1<text:tab/>21653748</text:p>
        <text:p text:style-name="Standard">2 to 1<text:tab/>12653748</text:p>
        <text:p text:style-name="Standard">5 to 3<text:tab/>12635748</text:p>
        <text:p text:style-name="Standard">1 to 2<text:tab/>21635748</text:p>
        <text:p text:style-name="Standard">1 to 6<text:tab/>26135748</text:p>
        <text:p text:style-name="Standard">1 to 3<text:tab/>26315748</text:p>
        <text:p text:style-name="Standard">1 to 5<text:tab/>26351748</text:p>
        <text:p text:style-name="Standard">1 to 7<text:tab/>26357148</text:p>
        <text:p text:style-name="Standard">1 to 4<text:tab/>26357418</text:p>
        <text:p text:style-name="Standard">2 to 6<text:tab/>62357418</text:p>
        <text:p text:style-name="Standard">4 to 1<text:tab/>62357148</text:p>
        <text:p text:style-name="Standard">7 to 1<text:tab/>62351748</text:p>
        <text:p text:style-name="Standard">5 to 1<text:tab/>62315748</text:p>
        <text:p text:style-name="Standard">3 to 1<text:tab/>62135748</text:p>
        <text:p text:style-name="Standard">2 to 1<text:tab/>61235748</text:p>
        <text:p text:style-name="Standard">6 to 1<text:tab/>16235748</text:p>
        <text:p text:style-name="Standard">2 to 3<text:tab/>16325748</text:p>
        <text:p text:style-name="Standard">1 to 6<text:tab/>61325748</text:p>
        <text:p text:style-name="Standard">1 to 3<text:tab/>63125748</text:p>
        <text:p text:style-name="Standard">1 to 2<text:tab/>63215748</text:p>
        <text:p text:style-name="Standard">1 to 5<text:tab/>63251748</text:p>
        <text:p text:style-name="Standard">1 to 7<text:tab/>63257148</text:p>
        <text:p text:style-name="Standard">1 to 4<text:tab/>63257418</text:p>
        <text:p text:style-name="Standard">2 to 5<text:tab/>63527418</text:p>
        <text:p text:style-name="Standard">4 to 1<text:tab/>63527148</text:p>
        <text:p text:style-name="Standard">7 to 1<text:tab/>63521748</text:p>
        <text:p text:style-name="Standard">2 to 1<text:tab/>63512748</text:p>
        <text:p text:style-name="Standard">5 to 1<text:tab/>63152748</text:p>
        <text:p text:style-name="Standard">3 to 1<text:tab/>61352748</text:p>
        <text:p text:style-name="Standard">6 to 1<text:tab/>16352748</text:p>
        <text:p text:style-name="Standard">2 to 7<text:tab/>16357248</text:p>
        <text:p text:style-name="Standard">1 to 6<text:tab/>61357248</text:p>
        <text:p text:style-name="Standard">1 to 3<text:tab/>63157248</text:p>
        <text:p text:style-name="Standard">1 to 5<text:tab/>63517248</text:p>
        <text:p text:style-name="Standard">1 to 7<text:tab/>63571248</text:p>
        <text:p text:style-name="Standard">1 to 2<text:tab/>63572148</text:p>
        <text:p text:style-name="Standard">1 to 4<text:tab/>63572418</text:p>
        <text:p text:style-name="Standard">2 to 4<text:tab/>63574218</text:p>
        <text:p text:style-name="Standard">2 to 1<text:tab/>63574128</text:p>
        <text:p text:style-name="Standard">4 to 1<text:tab/>63571428</text:p>
        <text:p text:style-name="Standard">7 to 1<text:tab/>63517428</text:p>
        <text:p text:style-name="Standard">5 to 1<text:tab/>63157428</text:p>
        <text:p text:style-name="Standard">3 to 1<text:tab/>61357428</text:p>
        <text:p text:style-name="Standard">6 to 1<text:tab/>16357428</text:p>
        <text:p text:style-name="Standard">6 to 3<text:tab/>13657428</text:p>
        <text:p text:style-name="Standard">1 to 3<text:tab/>31657428</text:p>
        <text:p text:style-name="Standard">1 to 6<text:tab/>36157428</text:p>
        <text:p text:style-name="Standard">1 to 5<text:tab/>36517428</text:p>
        <text:p text:style-name="Standard">1 to 7<text:tab/>36571428</text:p>
        <text:p text:style-name="Standard">1 to 4<text:tab/>36574128</text:p>
        <text:p text:style-name="Standard">1 to 2<text:tab/>36574218</text:p>
        <text:p text:style-name="Standard">4 to 2<text:tab/>36572418</text:p>
        <text:p text:style-name="Standard">4 to 1<text:tab/>36572148</text:p>
        <text:p text:style-name="Standard">2 to 1<text:tab/>36571248</text:p>
        <text:p text:style-name="Standard">7 to 1<text:tab/>36517248</text:p>
        <text:p text:style-name="Standard">5 to 1<text:tab/>36157248</text:p>
        <text:p text:style-name="Standard">6 to 1<text:tab/>31657248</text:p>
        <text:p text:style-name="Standard">3 to 1<text:tab/>13657248</text:p>
        <text:p text:style-name="Standard">7 to 2<text:tab/>13652748</text:p>
        <text:p text:style-name="Standard">1 to 3<text:tab/>31652748</text:p>
        <text:p text:style-name="Standard">1 to 6<text:tab/>36152748</text:p>
        <text:p text:style-name="Standard">1 to 5<text:tab/>36512748</text:p>
        <text:p text:style-name="Standard">1 to 2<text:tab/>36521748</text:p>
        <text:p text:style-name="Standard">1 to 7<text:tab/>36527148</text:p>
        <text:p text:style-name="Standard">1 to 4<text:tab/>36527418</text:p>
        <text:p text:style-name="Standard">5 to 2<text:tab/>36257418</text:p>
        <text:p text:style-name="Standard">4 to 1<text:tab/>36257148</text:p>
        <text:p text:style-name="Standard">7 to 1<text:tab/>36251748</text:p>
        <text:p text:style-name="Standard">5 to 1<text:tab/>36215748</text:p>
        <text:p text:style-name="Standard">2 to 1<text:tab/>36125748</text:p>
        <text:p text:style-name="Standard">6 to 1<text:tab/>31625748</text:p>
        <text:p text:style-name="Standard">3 to 1<text:tab/>13625748</text:p>
        <text:p text:style-name="Standard">6 to 2<text:tab/>13265748</text:p>
        <text:p text:style-name="Standard">1 to 3<text:tab/>31265748</text:p>
        <text:p text:style-name="Standard">1 to 2<text:tab/>32165748</text:p>
        <text:p text:style-name="Standard">1 to 6<text:tab/>32615748</text:p>
        <text:p text:style-name="Standard">1 to 5<text:tab/>32651748</text:p>
        <text:p text:style-name="Standard">1 to 7<text:tab/>32657148</text:p>
        <text:p text:style-name="Standard">1 to 4<text:tab/>32657418</text:p>
        <text:p text:style-name="Standard">3 to 2<text:tab/>23657418</text:p>
        <text:p text:style-name="Standard">4 to 1<text:tab/>23657148</text:p>
        <text:p text:style-name="Standard">7 to 1<text:tab/>23651748</text:p>
        <text:p text:style-name="Standard">5 to 1<text:tab/>23615748</text:p>
        <text:p text:style-name="Standard">6 to 1<text:tab/>23165748</text:p>
        <text:p text:style-name="Standard">3 to 1<text:tab/>21365748</text:p>
        <text:p text:style-name="Standard">2 to 1<text:tab/>12365748</text:p>
        <text:p text:style-name="Standard">7 to 4<text:tab/>12365478 (Part five)</text:p>
        <text:p text:style-name="Standard">1 to 2<text:tab/>21365478</text:p>
        <text:p text:style-name="Standard">1 to 3<text:tab/>23165478</text:p>
        <text:p text:style-name="Standard">1 to 6<text:tab/>23615478</text:p>
        <text:p text:style-name="Standard">1 to 5<text:tab/>23651478</text:p>
        <text:p text:style-name="Standard">1 to 4<text:tab/>23654178</text:p>
        <text:p text:style-name="Standard">1 to 7<text:tab/>23654718</text:p>
        <text:p text:style-name="Standard">2 to 3<text:tab/>32654718</text:p>
        <text:p text:style-name="Standard">7 to 1<text:tab/>32654178</text:p>
        <text:p text:style-name="Standard">4 to 1<text:tab/>32651478</text:p>
        <text:p text:style-name="Standard">5 to 1<text:tab/>32615478</text:p>
        <text:p text:style-name="Standard">6 to 1<text:tab/>32165478</text:p>
        <text:p text:style-name="Standard">2 to 1<text:tab/>31265478</text:p>
        <text:p text:style-name="Standard">3 to 1<text:tab/>13265478</text:p>
        <text:p text:style-name="Standard">2 to 6<text:tab/>13625478</text:p>
        <text:p text:style-name="Standard">1 to 3<text:tab/>31625478</text:p>
        <text:p text:style-name="Standard">1 to 6<text:tab/>36125478</text:p>
        <text:p text:style-name="Standard">1 to 2<text:tab/>36215478</text:p>
        <text:p text:style-name="Standard">1 to 5<text:tab/>36251478</text:p>
        <text:p text:style-name="Standard">1 to 4<text:tab/>36254178</text:p>
        <text:p text:style-name="Standard">1 to 7<text:tab/>36254718</text:p>
        <text:p text:style-name="Standard">2 to 5<text:tab/>36524718</text:p>
        <text:p text:style-name="Standard">7 to 1<text:tab/>36524178</text:p>
        <text:p text:style-name="Standard">4 to 1<text:tab/>36521478</text:p>
        <text:p text:style-name="Standard">2 to 1<text:tab/>36512478</text:p>
        <text:p text:style-name="Standard">5 to 1<text:tab/>36152478</text:p>
        <text:p text:style-name="Standard">6 to 1<text:tab/>31652478</text:p>
        <text:p text:style-name="Standard">3 to 1<text:tab/>13652478</text:p>
        <text:p text:style-name="Standard">2 to 4<text:tab/>13654278</text:p>
        <text:p text:style-name="Standard">1 to 3<text:tab/>31654278</text:p>
        <text:p text:style-name="Standard">1 to 6<text:tab/>36154278</text:p>
        <text:p text:style-name="Standard">1 to 5<text:tab/>36514278</text:p>
        <text:p text:style-name="Standard">1 to 4<text:tab/>36541278</text:p>
        <text:p text:style-name="Standard">1 to 2<text:tab/>36542178</text:p>
        <text:p text:style-name="Standard">1 to 7<text:tab/>36542718</text:p>
        <text:p text:style-name="Standard">2 to 7<text:tab/>36547218</text:p>
        <text:p text:style-name="Standard">2 to 1<text:tab/>36547128</text:p>
        <text:p text:style-name="Standard">7 to 1<text:tab/>36541728</text:p>
        <text:p text:style-name="Standard">4 to 1<text:tab/>36514728</text:p>
        <text:p text:style-name="Standard">5 to 1<text:tab/>36154728</text:p>
        <text:p text:style-name="Standard">6 to 1<text:tab/>31654728</text:p>
        <text:p text:style-name="Standard">3 to 1<text:tab/>13654728</text:p>
        <text:p text:style-name="Standard">3 to 6<text:tab/>16354728</text:p>
        <text:p text:style-name="Standard">1 to 6<text:tab/>61354728</text:p>
        <text:p text:style-name="Standard">1 to 3<text:tab/>63154728</text:p>
        <text:p text:style-name="Standard">1 to 5<text:tab/>63514728</text:p>
        <text:p text:style-name="Standard">1 to 4<text:tab/>63541728</text:p>
        <text:p text:style-name="Standard">1 to 7<text:tab/>63547128</text:p>
        <text:p text:style-name="Standard">1 to 2<text:tab/>63547218</text:p>
        <text:p text:style-name="Standard">7 to 2<text:tab/>63542718</text:p>
        <text:p text:style-name="Standard">7 to 1<text:tab/>63542178</text:p>
        <text:p text:style-name="Standard">2 to 1<text:tab/>63541278</text:p>
        <text:p text:style-name="Standard">4 to 1<text:tab/>63514278</text:p>
        <text:p text:style-name="Standard">5 to 1<text:tab/>63154278</text:p>
        <text:p text:style-name="Standard">3 to 1<text:tab/>61354278</text:p>
        <text:p text:style-name="Standard">6 to 1<text:tab/>16354278</text:p>
        <text:p text:style-name="Standard">4 to 2<text:tab/>16352478</text:p>
        <text:p text:style-name="Standard">1 to 6<text:tab/>61352478</text:p>
        <text:p text:style-name="Standard">1 to 3<text:tab/>63152478</text:p>
        <text:p text:style-name="Standard">1 to 5<text:tab/>63512478</text:p>
        <text:p text:style-name="Standard">1 to 2<text:tab/>63521478</text:p>
        <text:p text:style-name="Standard">1 to 4<text:tab/>63524178</text:p>
        <text:p text:style-name="Standard">1 to 7<text:tab/>63524718</text:p>
        <text:p text:style-name="Standard">5 to 2<text:tab/>63254718</text:p>
        <text:p text:style-name="Standard">7 to 1<text:tab/>63254178</text:p>
        <text:p text:style-name="Standard">4 to 1<text:tab/>63251478</text:p>
        <text:p text:style-name="Standard">5 to 1<text:tab/>63215478</text:p>
        <text:p text:style-name="Standard">2 to 1<text:tab/>63125478</text:p>
        <text:p text:style-name="Standard">3 to 1<text:tab/>61325478</text:p>
        <text:p text:style-name="Standard">6 to 1<text:tab/>16325478</text:p>
        <text:p text:style-name="Standard">3 to 2<text:tab/>16235478</text:p>
        <text:p text:style-name="Standard">1 to 6<text:tab/>61235478</text:p>
        <text:p text:style-name="Standard">1 to 2<text:tab/>62135478</text:p>
        <text:p text:style-name="Standard">1 to 3<text:tab/>62315478</text:p>
        <text:p text:style-name="Standard">1 to 5<text:tab/>62351478</text:p>
        <text:p text:style-name="Standard">1 to 4<text:tab/>62354178</text:p>
        <text:p text:style-name="Standard">1 to 7<text:tab/>62354718</text:p>
        <text:p text:style-name="Standard">6 to 2<text:tab/>26354718</text:p>
        <text:p text:style-name="Standard">7 to 1<text:tab/>26354178</text:p>
        <text:p text:style-name="Standard">4 to 1<text:tab/>26351478</text:p>
        <text:p text:style-name="Standard">5 to 1<text:tab/>26315478</text:p>
        <text:p text:style-name="Standard">3 to 1<text:tab/>26135478</text:p>
        <text:p text:style-name="Standard">6 to 1<text:tab/>21635478</text:p>
        <text:p text:style-name="Standard">2 to 1<text:tab/>12635478</text:p>
        <text:p text:style-name="Standard">3 to 5<text:tab/>12653478</text:p>
        <text:p text:style-name="Standard">1 to 2<text:tab/>21653478</text:p>
        <text:p text:style-name="Standard">1 to 6<text:tab/>26153478</text:p>
        <text:p text:style-name="Standard">1 to 5<text:tab/>26513478</text:p>
        <text:p text:style-name="Standard">1 to 3<text:tab/>26531478</text:p>
        <text:p text:style-name="Standard">1 to 4<text:tab/>26534178</text:p>
        <text:p text:style-name="Standard">1 to 7<text:tab/>26534718</text:p>
        <text:p text:style-name="Standard">2 to 6<text:tab/>62534718</text:p>
        <text:p text:style-name="Standard">7 to 1<text:tab/>62534178</text:p>
        <text:p text:style-name="Standard">4 to 1<text:tab/>62531478</text:p>
        <text:p text:style-name="Standard">3 to 1<text:tab/>62513478</text:p>
        <text:p text:style-name="Standard">5 to 1<text:tab/>62153478</text:p>
        <text:p text:style-name="Standard">2 to 1<text:tab/>61253478</text:p>
        <text:p text:style-name="Standard">6 to 1<text:tab/>16253478</text:p>
        <text:p text:style-name="Standard">2 to 5<text:tab/>16523478</text:p>
        <text:p text:style-name="Standard">1 to 6<text:tab/>61523478</text:p>
        <text:p text:style-name="Standard">1 to 5<text:tab/>65123478</text:p>
        <text:p text:style-name="Standard">1 to 2<text:tab/>65213478</text:p>
        <text:p text:style-name="Standard">1 to 3<text:tab/>65231478</text:p>
        <text:p text:style-name="Standard">1 to 4<text:tab/>65234178</text:p>
        <text:p text:style-name="Standard">1 to 7<text:tab/>65234718</text:p>
        <text:p text:style-name="Standard">2 to 3<text:tab/>65324718</text:p>
        <text:p text:style-name="Standard">7 to 1<text:tab/>65324178</text:p>
        <text:p text:style-name="Standard">4 to 1<text:tab/>65321478</text:p>
        <text:p text:style-name="Standard">2 to 1<text:tab/>65312478</text:p>
        <text:p text:style-name="Standard">3 to 1<text:tab/>65132478</text:p>
        <text:p text:style-name="Standard">5 to 1<text:tab/>61532478</text:p>
        <text:p text:style-name="Standard">6 to 1<text:tab/>16532478</text:p>
        <text:p text:style-name="Standard">2 to 4<text:tab/>16534278</text:p>
        <text:p text:style-name="Standard">1 to 6<text:tab/>61534278</text:p>
        <text:p text:style-name="Standard">1 to 5<text:tab/>65134278</text:p>
        <text:p text:style-name="Standard">1 to 3<text:tab/>65314278</text:p>
        <text:p text:style-name="Standard">1 to 4<text:tab/>65341278</text:p>
        <text:p text:style-name="Standard">1 to 2<text:tab/>65342178</text:p>
        <text:p text:style-name="Standard">1 to 7<text:tab/>65342718</text:p>
        <text:p text:style-name="Standard">2 to 7<text:tab/>65347218</text:p>
        <text:p text:style-name="Standard">2 to 1<text:tab/>65347128</text:p>
        <text:p text:style-name="Standard">7 to 1<text:tab/>65341728</text:p>
        <text:p text:style-name="Standard">4 to 1<text:tab/>65314728</text:p>
        <text:p text:style-name="Standard">3 to 1<text:tab/>65134728</text:p>
        <text:p text:style-name="Standard">5 to 1<text:tab/>61534728</text:p>
        <text:p text:style-name="Standard">6 to 1<text:tab/>16534728</text:p>
        <text:p text:style-name="Standard">6 to 5<text:tab/>15634728</text:p>
        <text:p text:style-name="Standard">1 to 5<text:tab/>51634728</text:p>
        <text:p text:style-name="Standard">1 to 6<text:tab/>56134728</text:p>
        <text:p text:style-name="Standard">1 to 3<text:tab/>56314728</text:p>
        <text:p text:style-name="Standard">1 to 4<text:tab/>56341728</text:p>
        <text:p text:style-name="Standard">1 to 7<text:tab/>56347128</text:p>
        <text:p text:style-name="Standard">1 to 2<text:tab/>56347218</text:p>
        <text:p text:style-name="Standard">7 to 2<text:tab/>56342718</text:p>
        <text:p text:style-name="Standard">7 to 1<text:tab/>56342178</text:p>
        <text:p text:style-name="Standard">2 to 1<text:tab/>56341278</text:p>
        <text:p text:style-name="Standard">4 to 1<text:tab/>56314278</text:p>
        <text:p text:style-name="Standard">3 to 1<text:tab/>56134278</text:p>
        <text:p text:style-name="Standard">6 to 1<text:tab/>51634278</text:p>
        <text:p text:style-name="Standard">5 to 1<text:tab/>15634278</text:p>
        <text:p text:style-name="Standard">4 to 2<text:tab/>15632478</text:p>
        <text:p text:style-name="Standard">1 to 5<text:tab/>51632478</text:p>
        <text:p text:style-name="Standard">1 to 6<text:tab/>56132478</text:p>
        <text:p text:style-name="Standard">1 to 3<text:tab/>56312478</text:p>
        <text:p text:style-name="Standard">1 to 2<text:tab/>56321478</text:p>
        <text:p text:style-name="Standard">1 to 4<text:tab/>56324178</text:p>
        <text:p text:style-name="Standard">1 to 7<text:tab/>56324718</text:p>
        <text:p text:style-name="Standard">3 to 2<text:tab/>56234718</text:p>
        <text:p text:style-name="Standard">7 to 1<text:tab/>56234178</text:p>
        <text:p text:style-name="Standard">4 to 1<text:tab/>56231478</text:p>
        <text:p text:style-name="Standard">3 to 1<text:tab/>56213478</text:p>
        <text:p text:style-name="Standard">2 to 1<text:tab/>56123478</text:p>
        <text:p text:style-name="Standard">6 to 1<text:tab/>51623478</text:p>
        <text:p text:style-name="Standard">5 to 1<text:tab/>15623478</text:p>
        <text:p text:style-name="Standard">6 to 2<text:tab/>15263478</text:p>
        <text:p text:style-name="Standard">1 to 5<text:tab/>51263478</text:p>
        <text:p text:style-name="Standard">1 to 2<text:tab/>52163478</text:p>
        <text:p text:style-name="Standard">1 to 6<text:tab/>52613478</text:p>
        <text:p text:style-name="Standard">1 to 3<text:tab/>52631478</text:p>
        <text:p text:style-name="Standard">1 to 4<text:tab/>52634178</text:p>
        <text:p text:style-name="Standard">1 to 7<text:tab/>52634718</text:p>
        <text:p text:style-name="Standard">5 to 2<text:tab/>25634718</text:p>
        <text:p text:style-name="Standard">7 to 1<text:tab/>25634178</text:p>
        <text:p text:style-name="Standard">4 to 1<text:tab/>25631478</text:p>
        <text:p text:style-name="Standard">3 to 1<text:tab/>25613478</text:p>
        <text:p text:style-name="Standard">6 to 1<text:tab/>25163478</text:p>
        <text:p text:style-name="Standard">5 to 1<text:tab/>21563478</text:p>
        <text:p text:style-name="Standard">2 to 1<text:tab/>12563478 Hagdyke</text:p>
        <text:p text:style-name="Standard">6 to 3<text:tab/>12536478</text:p>
        <text:p text:style-name="Standard">1 to 2<text:tab/>21536478</text:p>
        <text:p text:style-name="Standard">1 to 5<text:tab/>25136478</text:p>
        <text:p text:style-name="Standard">1 to 3<text:tab/>25316478</text:p>
        <text:p text:style-name="Standard">1 to 6<text:tab/>25361478</text:p>
        <text:p text:style-name="Standard">1 to 4<text:tab/>25364178</text:p>
        <text:p text:style-name="Standard">1 to 7<text:tab/>25364718</text:p>
        <text:p text:style-name="Standard">2 to 5<text:tab/>52364718</text:p>
        <text:p text:style-name="Standard">7 to 1<text:tab/>52364178</text:p>
        <text:p text:style-name="Standard">4 to 1<text:tab/>52361478</text:p>
        <text:p text:style-name="Standard">6 to 1<text:tab/>52316478</text:p>
        <text:p text:style-name="Standard">3 to 1<text:tab/>52136478</text:p>
        <text:p text:style-name="Standard">2 to 1<text:tab/>51236478</text:p>
        <text:p text:style-name="Standard">5 to 1<text:tab/>15236478</text:p>
        <text:p text:style-name="Standard">2 to 3<text:tab/>15326478</text:p>
        <text:p text:style-name="Standard">1 to 5<text:tab/>51326478</text:p>
        <text:p text:style-name="Standard">1 to 3<text:tab/>53126478</text:p>
        <text:p text:style-name="Standard">1 to 2<text:tab/>53216478</text:p>
        <text:p text:style-name="Standard">1 to 6<text:tab/>53261478</text:p>
        <text:p text:style-name="Standard">1 to 4<text:tab/>53264178</text:p>
        <text:p text:style-name="Standard">1 to 7<text:tab/>53264718</text:p>
        <text:p text:style-name="Standard">2 to 6<text:tab/>53624718</text:p>
        <text:p text:style-name="Standard">7 to 1<text:tab/>53624178</text:p>
        <text:p text:style-name="Standard">4 to 1<text:tab/>53621478</text:p>
        <text:p text:style-name="Standard">2 to 1<text:tab/>53612478</text:p>
        <text:p text:style-name="Standard">6 to 1<text:tab/>53162478</text:p>
        <text:p text:style-name="Standard">3 to 1<text:tab/>51362478</text:p>
        <text:p text:style-name="Standard">5 to 1<text:tab/>15362478</text:p>
        <text:p text:style-name="Standard">2 to 4<text:tab/>15364278</text:p>
        <text:p text:style-name="Standard">1 to 5<text:tab/>51364278</text:p>
        <text:p text:style-name="Standard">1 to 3<text:tab/>53164278</text:p>
        <text:p text:style-name="Standard">1 to 6<text:tab/>53614278</text:p>
        <text:p text:style-name="Standard">1 to 4<text:tab/>53641278</text:p>
        <text:p text:style-name="Standard">1 to 2<text:tab/>53642178</text:p>
        <text:p text:style-name="Standard">1 to 7<text:tab/>53642718</text:p>
        <text:p text:style-name="Standard">2 to 7<text:tab/>53647218</text:p>
        <text:p text:style-name="Standard">2 to 1<text:tab/>53647128</text:p>
        <text:p text:style-name="Standard">7 to 1<text:tab/>53641728</text:p>
        <text:p text:style-name="Standard">4 to 1<text:tab/>53614728</text:p>
        <text:p text:style-name="Standard">6 to 1<text:tab/>53164728</text:p>
        <text:p text:style-name="Standard">3 to 1<text:tab/>51364728</text:p>
        <text:p text:style-name="Standard">5 to 1<text:tab/>15364728</text:p>
        <text:p text:style-name="Standard">5 to 3<text:tab/>13564728</text:p>
        <text:p text:style-name="Standard">1 to 3<text:tab/>31564728</text:p>
        <text:p text:style-name="Standard">1 to 5<text:tab/>35164728</text:p>
        <text:p text:style-name="Standard">1 to 6<text:tab/>35614728</text:p>
        <text:p text:style-name="Standard">1 to 4<text:tab/>35641728</text:p>
        <text:p text:style-name="Standard">1 to 7<text:tab/>35647128</text:p>
        <text:p text:style-name="Standard">1 to 2<text:tab/>35647218</text:p>
        <text:p text:style-name="Standard">7 to 2<text:tab/>35642718</text:p>
        <text:p text:style-name="Standard">7 to 1<text:tab/>35642178</text:p>
        <text:p text:style-name="Standard">2 to 1<text:tab/>35641278</text:p>
        <text:p text:style-name="Standard">4 to 1<text:tab/>35614278</text:p>
        <text:p text:style-name="Standard">6 to 1<text:tab/>35164278</text:p>
        <text:p text:style-name="Standard">5 to 1<text:tab/>31564278</text:p>
        <text:p text:style-name="Standard">3 to 1<text:tab/>13564278</text:p>
        <text:p text:style-name="Standard">4 to 2<text:tab/>13562478</text:p>
        <text:p text:style-name="Standard">1 to 3<text:tab/>31562478</text:p>
        <text:p text:style-name="Standard">1 to 5<text:tab/>35162478</text:p>
        <text:p text:style-name="Standard">1 to 6<text:tab/>35612478</text:p>
        <text:p text:style-name="Standard">1 to 2<text:tab/>35621478</text:p>
        <text:p text:style-name="Standard">1 to 4<text:tab/>35624178</text:p>
        <text:p text:style-name="Standard">1 to 7<text:tab/>35624718</text:p>
        <text:p text:style-name="Standard">6 to 2<text:tab/>35264718</text:p>
        <text:p text:style-name="Standard">7 to 1<text:tab/>35264178</text:p>
        <text:p text:style-name="Standard">4 to 1<text:tab/>35261478</text:p>
        <text:p text:style-name="Standard">6 to 1<text:tab/>35216478</text:p>
        <text:p text:style-name="Standard">2 to 1<text:tab/>35126478</text:p>
        <text:p text:style-name="Standard">5 to 1<text:tab/>31526478</text:p>
        <text:p text:style-name="Standard">3 to 1<text:tab/>13526478</text:p>
        <text:p text:style-name="Standard">5 to 2<text:tab/>13256478</text:p>
        <text:p text:style-name="Standard">1 to 3<text:tab/>31256478</text:p>
        <text:p text:style-name="Standard">1 to 2<text:tab/>32156478</text:p>
        <text:p text:style-name="Standard">1 to 5<text:tab/>32516478</text:p>
        <text:p text:style-name="Standard">1 to 6<text:tab/>32561478</text:p>
        <text:p text:style-name="Standard">1 to 4<text:tab/>32564178</text:p>
        <text:p text:style-name="Standard">1 to 7<text:tab/>32564718</text:p>
        <text:p text:style-name="Standard">3 to 2<text:tab/>23564718</text:p>
        <text:p text:style-name="Standard">7 to 1<text:tab/>23564178</text:p>
        <text:p text:style-name="Standard">4 to 1<text:tab/>23561478</text:p>
        <text:p text:style-name="Standard">6 to 1<text:tab/>23516478</text:p>
        <text:p text:style-name="Standard">5 to 1<text:tab/>23156478</text:p>
        <text:p text:style-name="Standard">3 to 1<text:tab/>21356478</text:p>
        <text:p text:style-name="Standard">2 to 1<text:tab/>12356478</text:p>
        <text:p text:style-name="Standard">6 to 4<text:tab/>12354678</text:p>
        <text:p text:style-name="Standard">5 to 4<text:tab/>12345678 Round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background-color="transparent" style:shadow="none">
        <style:tab-stops/>
        <style:drop-cap/>
        <style:background-image/>
      </style:paragraph-properties>
      <style:text-properties fo:font-variant="normal" fo:text-transform="none" style:font-name="Arial2" fo:font-size="10.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4T14:17:03</meta:creation-date>
    <dc:creator>James Kerslake</dc:creator>
    <dc:date>2010-01-14T14:27:16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1265" meta:word-count="5103" meta:character-count="19310"/>
  </office:meta>
</office:document-meta>
</file>